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06d2d5"/>
    </style:style>
    <style:style style:name="P2" style:family="paragraph" style:parent-style-name="Standard">
      <style:text-properties officeooo:paragraph-rsid="00070a85"/>
    </style:style>
    <style:style style:name="P3" style:family="paragraph" style:parent-style-name="Standard">
      <style:text-properties fo:font-weight="bold" officeooo:rsid="0007d1c1" officeooo:paragraph-rsid="0007ec5b" fo:background-color="#81d41a" style:font-weight-asian="bold" style:font-weight-complex="bold"/>
    </style:style>
    <style:style style:name="P4" style:family="paragraph" style:parent-style-name="Standard">
      <style:text-properties fo:font-weight="bold" officeooo:rsid="0007d1c1" officeooo:paragraph-rsid="0009c752" fo:background-color="#81d41a" style:font-weight-asian="bold" style:font-weight-complex="bold"/>
    </style:style>
    <style:style style:name="P5" style:family="paragraph" style:parent-style-name="Standard">
      <style:text-properties fo:font-weight="bold" officeooo:rsid="0007ec5b" officeooo:paragraph-rsid="0009c752" fo:background-color="#81d41a" style:font-weight-asian="bold" style:font-weight-complex="bold"/>
    </style:style>
    <style:style style:name="P6" style:family="paragraph" style:parent-style-name="Standard">
      <style:text-properties fo:font-weight="bold" officeooo:rsid="0009c752" officeooo:paragraph-rsid="0009c752" fo:background-color="#81d41a" style:font-weight-asian="bold" style:font-weight-complex="bold"/>
    </style:style>
    <style:style style:name="P7" style:family="paragraph" style:parent-style-name="Heading_20_3">
      <style:text-properties officeooo:paragraph-rsid="0009c752" fo:background-color="#81d41a"/>
    </style:style>
    <style:style style:name="P8" style:family="paragraph" style:parent-style-name="Standard">
      <style:text-properties officeooo:paragraph-rsid="0009c752" fo:background-color="#81d41a"/>
    </style:style>
    <style:style style:name="P9" style:family="paragraph" style:parent-style-name="Text_20_body">
      <style:text-properties officeooo:paragraph-rsid="0009c752" fo:background-color="#81d41a"/>
    </style:style>
    <style:style style:name="P10" style:family="paragraph" style:parent-style-name="Standard">
      <style:text-properties officeooo:paragraph-rsid="0009c752"/>
    </style:style>
    <style:style style:name="P11" style:family="paragraph" style:parent-style-name="Standard">
      <style:text-properties officeooo:paragraph-rsid="0009c752" fo:background-color="#ffff00"/>
    </style:style>
    <style:style style:name="P12" style:family="paragraph" style:parent-style-name="Text_20_body">
      <style:text-properties officeooo:paragraph-rsid="0009c752" fo:background-color="#ffff00"/>
    </style:style>
    <style:style style:name="P13" style:family="paragraph" style:parent-style-name="Text_20_body">
      <style:text-properties officeooo:rsid="0007d1c1" officeooo:paragraph-rsid="0009beb3" fo:background-color="#ffff00"/>
    </style:style>
    <style:style style:name="P14" style:family="paragraph" style:parent-style-name="Standard">
      <style:text-properties fo:font-weight="normal" officeooo:rsid="0007d1c1" officeooo:paragraph-rsid="0009c752" style:font-weight-asian="normal" style:font-weight-complex="normal"/>
    </style:style>
    <style:style style:name="P15" style:family="paragraph" style:parent-style-name="Text_20_body">
      <style:text-properties fo:font-weight="normal" officeooo:rsid="0009c752" officeooo:paragraph-rsid="0009c752" fo:background-color="transparent" style:font-weight-asian="normal" style:font-weight-complex="normal"/>
    </style:style>
    <style:style style:name="P16" style:family="paragraph" style:parent-style-name="Standard">
      <style:text-properties officeooo:rsid="0006d2d5" officeooo:paragraph-rsid="00070a85"/>
    </style:style>
    <style:style style:name="P17" style:family="paragraph" style:parent-style-name="Standard">
      <style:text-properties fo:font-size="14pt" officeooo:paragraph-rsid="0009c752" fo:background-color="#81d41a" style:font-size-asian="14pt" style:font-size-complex="14pt"/>
    </style:style>
    <style:style style:name="P18" style:family="paragraph" style:parent-style-name="Standard">
      <style:text-properties fo:font-size="14pt" fo:font-weight="bold" officeooo:rsid="0007ec5b" officeooo:paragraph-rsid="0009c752" fo:background-color="#81d41a" style:font-size-asian="14pt" style:font-weight-asian="bold" style:font-size-complex="14pt" style:font-weight-complex="bold"/>
    </style:style>
    <style:style style:name="P19" style:family="paragraph" style:parent-style-name="Text_20_body">
      <style:paragraph-properties fo:margin-top="0cm" fo:margin-bottom="0cm" style:contextual-spacing="false"/>
      <style:text-properties fo:font-style="normal" officeooo:rsid="0009c752" officeooo:paragraph-rsid="0009c752" style:font-style-asian="normal" style:font-style-complex="normal"/>
    </style:style>
    <style:style style:name="P20" style:family="paragraph" style:parent-style-name="Text_20_body">
      <style:text-properties fo:font-style="normal" officeooo:rsid="0007d1c1" officeooo:paragraph-rsid="0009c752" fo:background-color="#ffff00" style:font-style-asian="normal" style:font-style-complex="normal"/>
    </style:style>
    <style:style style:name="P21" style:family="paragraph" style:parent-style-name="Text_20_body">
      <style:text-properties fo:font-style="normal" officeooo:paragraph-rsid="0007ec5b" fo:background-color="#ffff00" style:font-style-asian="normal" style:font-style-complex="normal"/>
    </style:style>
    <style:style style:name="P22" style:family="paragraph" style:parent-style-name="Text_20_body">
      <style:text-properties fo:font-style="normal" officeooo:rsid="0009c752" officeooo:paragraph-rsid="0007ec5b" fo:background-color="#ff3838" style:font-style-asian="normal" style:font-style-complex="normal"/>
    </style:style>
    <style:style style:name="P23" style:family="paragraph" style:parent-style-name="Text_20_body">
      <style:text-properties officeooo:rsid="0009c752" officeooo:paragraph-rsid="0007ec5b"/>
    </style:style>
    <style:style style:name="P24" style:family="paragraph" style:parent-style-name="Heading_20_3">
      <style:text-properties fo:font-style="normal" officeooo:paragraph-rsid="0009c752" fo:background-color="#81d41a" style:font-style-asian="normal" style:font-style-complex="normal"/>
    </style:style>
    <style:style style:name="P25" style:family="paragraph" style:parent-style-name="Heading_20_3">
      <style:text-properties fo:font-style="normal" officeooo:rsid="0009c752" officeooo:paragraph-rsid="0009c752" fo:background-color="#81d41a" style:font-style-asian="normal" style:font-style-complex="normal"/>
    </style:style>
    <style:style style:name="P26" style:family="paragraph" style:parent-style-name="Heading_20_3" style:list-style-name="L24">
      <style:text-properties fo:font-size="12pt" officeooo:paragraph-rsid="0009c752" style:font-size-asian="12pt" style:font-size-complex="12pt"/>
    </style:style>
    <style:style style:name="P27" style:family="paragraph" style:parent-style-name="Heading_20_3" style:list-style-name="L28">
      <style:text-properties fo:font-size="12pt" officeooo:paragraph-rsid="0009c752" style:font-size-asian="12pt" style:font-size-complex="12pt"/>
    </style:style>
    <style:style style:name="P28" style:family="paragraph" style:parent-style-name="Heading_20_3">
      <style:text-properties officeooo:rsid="0009c752" officeooo:paragraph-rsid="0009c752" fo:background-color="#81d41a"/>
    </style:style>
    <style:style style:name="P29" style:family="paragraph" style:parent-style-name="Heading_20_3">
      <style:text-properties officeooo:paragraph-rsid="0009c752" fo:background-color="#ff6d6d"/>
    </style:style>
    <style:style style:name="P30" style:family="paragraph" style:parent-style-name="Heading_20_4" style:list-style-name="L28"/>
    <style:style style:name="P31" style:family="paragraph" style:parent-style-name="Heading_20_4">
      <style:text-properties officeooo:paragraph-rsid="0009c752" fo:background-color="#ff6d6d"/>
    </style:style>
    <style:style style:name="P32" style:family="paragraph" style:parent-style-name="Standard" style:list-style-name="L5">
      <style:text-properties officeooo:paragraph-rsid="0009c752" fo:background-color="transparent"/>
    </style:style>
    <style:style style:name="P33" style:family="paragraph" style:parent-style-name="Standard" style:list-style-name="L5">
      <style:text-properties fo:font-weight="bold" officeooo:rsid="0007d1c1" officeooo:paragraph-rsid="0009c752" fo:background-color="transparent" style:font-weight-asian="bold" style:font-weight-complex="bold"/>
    </style:style>
    <style:style style:name="P34" style:family="paragraph" style:parent-style-name="Standard">
      <style:text-properties fo:font-weight="bold" officeooo:rsid="0007d1c1" officeooo:paragraph-rsid="0009c752" fo:background-color="#81d41a" style:font-weight-asian="bold" style:font-weight-complex="bold"/>
    </style:style>
    <style:style style:name="P35" style:family="paragraph" style:parent-style-name="Standard">
      <style:text-properties fo:font-weight="normal" officeooo:rsid="0009c752" officeooo:paragraph-rsid="0009c752" fo:background-color="#ffbf00" style:font-weight-asian="normal" style:font-weight-complex="normal"/>
    </style:style>
    <style:style style:name="P36" style:family="paragraph" style:parent-style-name="Standard" style:list-style-name="L14">
      <style:text-properties fo:font-weight="normal" officeooo:paragraph-rsid="0009c752" style:font-weight-asian="normal" style:font-weight-complex="normal"/>
    </style:style>
    <style:style style:name="P37" style:family="paragraph" style:parent-style-name="Standard">
      <style:text-properties style:text-line-through-style="solid" style:text-line-through-type="single" fo:font-weight="bold" officeooo:rsid="0007d1c1" officeooo:paragraph-rsid="0007ec5b" fo:background-color="#81d41a" style:font-weight-asian="bold" style:font-weight-complex="bold"/>
    </style:style>
    <style:style style:name="P38" style:family="paragraph" style:parent-style-name="Standard">
      <style:text-properties style:text-line-through-style="solid" style:text-line-through-type="single" fo:font-size="14pt" fo:font-weight="bold" officeooo:rsid="0007d1c1" officeooo:paragraph-rsid="0009c752" fo:background-color="#81d41a" style:font-size-asian="14pt" style:font-weight-asian="bold" style:font-size-complex="14pt" style:font-weight-complex="bold"/>
    </style:style>
    <style:style style:name="P39" style:family="paragraph" style:parent-style-name="Standard">
      <style:text-properties style:text-line-through-style="solid" style:text-line-through-type="single" fo:font-size="14pt" fo:font-weight="bold" officeooo:rsid="0007d1c1" officeooo:paragraph-rsid="0009c752" fo:background-color="transparent" style:font-size-asian="14pt" style:font-weight-asian="bold" style:font-size-complex="14pt" style:font-weight-complex="bold"/>
    </style:style>
    <style:style style:name="P40" style:family="paragraph" style:parent-style-name="Standard">
      <style:text-properties fo:font-size="12pt" fo:font-weight="normal" officeooo:rsid="0009c752" officeooo:paragraph-rsid="0009c752" fo:background-color="#81d41a" style:font-size-asian="12pt" style:font-weight-asian="normal" style:font-size-complex="12pt" style:font-weight-complex="normal"/>
    </style:style>
    <style:style style:name="P41" style:family="paragraph" style:parent-style-name="Standard">
      <style:text-properties fo:font-size="14pt" fo:font-weight="bold" officeooo:rsid="0007d1c1" officeooo:paragraph-rsid="0009c752" fo:background-color="#81d41a" style:font-size-asian="14pt" style:font-weight-asian="bold" style:font-size-complex="14pt" style:font-weight-complex="bold"/>
    </style:style>
    <style:style style:name="P42" style:family="paragraph" style:parent-style-name="Standard">
      <style:text-properties fo:font-size="14pt" fo:font-weight="bold" officeooo:rsid="0007ec5b" officeooo:paragraph-rsid="0009c752" fo:background-color="#81d41a" style:font-size-asian="14pt" style:font-weight-asian="bold" style:font-size-complex="14pt" style:font-weight-complex="bold"/>
    </style:style>
    <style:style style:name="P43" style:family="paragraph" style:parent-style-name="Text_20_body">
      <style:text-properties fo:font-weight="normal" officeooo:rsid="0009c752" officeooo:paragraph-rsid="0009c752" fo:background-color="transparent" style:font-weight-asian="normal" style:font-weight-complex="normal"/>
    </style:style>
    <style:style style:name="P44" style:family="paragraph" style:parent-style-name="Text_20_body" style:list-style-name="L4">
      <style:text-properties fo:font-weight="normal" officeooo:rsid="0007d1c1" officeooo:paragraph-rsid="0007ec5b" fo:background-color="#ffff00" style:font-weight-asian="normal" style:font-weight-complex="normal"/>
    </style:style>
    <style:style style:name="P45" style:family="paragraph" style:parent-style-name="Text_20_body" style:list-style-name="L5">
      <style:text-properties fo:font-weight="normal" officeooo:rsid="0007d1c1" officeooo:paragraph-rsid="0007ec5b" fo:background-color="#ffff00" style:font-weight-asian="normal" style:font-weight-complex="normal"/>
    </style:style>
    <style:style style:name="P46" style:family="paragraph" style:parent-style-name="Text_20_body" style:list-style-name="L1"/>
    <style:style style:name="P47" style:family="paragraph" style:parent-style-name="Text_20_body">
      <style:text-properties officeooo:paragraph-rsid="0009c752" fo:background-color="#ffff00"/>
    </style:style>
    <style:style style:name="P48" style:family="paragraph" style:parent-style-name="Text_20_body" style:list-style-name="L2">
      <style:text-properties officeooo:paragraph-rsid="0009c752" fo:background-color="#ffff00"/>
    </style:style>
    <style:style style:name="P49" style:family="paragraph" style:parent-style-name="Text_20_body" style:list-style-name="L4">
      <style:text-properties officeooo:rsid="0007d1c1" officeooo:paragraph-rsid="0009beb3" fo:background-color="#ffff00"/>
    </style:style>
    <style:style style:name="P50" style:family="paragraph" style:parent-style-name="Text_20_body" style:list-style-name="L5">
      <style:text-properties officeooo:rsid="0007d1c1" officeooo:paragraph-rsid="0009beb3" fo:background-color="#ffff00"/>
    </style:style>
    <style:style style:name="P51" style:family="paragraph" style:parent-style-name="Text_20_body" style:list-style-name="L8">
      <style:text-properties officeooo:rsid="0007d1c1" officeooo:paragraph-rsid="0009beb3" fo:background-color="#ffff00"/>
    </style:style>
    <style:style style:name="P52" style:family="paragraph" style:parent-style-name="Text_20_body" style:list-style-name="L5">
      <style:paragraph-properties fo:margin-top="0cm" fo:margin-bottom="0cm" style:contextual-spacing="false"/>
      <style:text-properties fo:background-color="#ffff00"/>
    </style:style>
    <style:style style:name="P53" style:family="paragraph" style:parent-style-name="Text_20_body" style:list-style-name="L8">
      <style:paragraph-properties fo:margin-top="0cm" fo:margin-bottom="0cm" style:contextual-spacing="false"/>
      <style:text-properties fo:background-color="#ffff00"/>
    </style:style>
    <style:style style:name="P54" style:family="paragraph" style:parent-style-name="Text_20_body" style:list-style-name="L8">
      <style:text-properties officeooo:paragraph-rsid="0009c752" fo:background-color="#ffff00"/>
    </style:style>
    <style:style style:name="P55" style:family="paragraph" style:parent-style-name="Text_20_body" style:list-style-name="L8">
      <style:paragraph-properties fo:margin-top="0cm" fo:margin-bottom="0cm" style:contextual-spacing="false"/>
      <style:text-properties fo:background-color="#ffff00"/>
    </style:style>
    <style:style style:name="P56" style:family="paragraph" style:parent-style-name="Text_20_body" style:list-style-name="L12">
      <style:text-properties officeooo:rsid="0009c752" officeooo:paragraph-rsid="0009c752" fo:background-color="#ffff00"/>
    </style:style>
    <style:style style:name="P57" style:family="paragraph" style:parent-style-name="Text_20_body" style:list-style-name="L3"/>
    <style:style style:name="P58" style:family="paragraph" style:parent-style-name="Text_20_body" style:list-style-name="L23">
      <style:text-properties fo:font-style="normal" officeooo:paragraph-rsid="0007ec5b" fo:background-color="#ffff00" style:font-style-asian="normal" style:font-style-complex="normal"/>
    </style:style>
    <style:style style:name="P59" style:family="paragraph" style:parent-style-name="Text_20_body">
      <style:text-properties fo:font-style="normal" officeooo:paragraph-rsid="0007ec5b" fo:background-color="#ffff00" style:font-style-asian="normal" style:font-style-complex="normal"/>
    </style:style>
    <style:style style:name="P60" style:family="paragraph" style:parent-style-name="Text_20_body" style:list-style-name="L14">
      <style:text-properties fo:font-style="normal" fo:font-weight="normal" officeooo:rsid="0007d1c1" officeooo:paragraph-rsid="0009c752" style:font-style-asian="normal" style:font-weight-asian="normal" style:font-style-complex="normal" style:font-weight-complex="normal"/>
    </style:style>
    <style:style style:name="P61" style:family="paragraph" style:parent-style-name="Text_20_body" style:list-style-name="L15">
      <style:paragraph-properties fo:margin-top="0cm" fo:margin-bottom="0cm" style:contextual-spacing="false"/>
      <style:text-properties fo:font-style="normal" fo:font-weight="normal" officeooo:rsid="0007d1c1" officeooo:paragraph-rsid="0009c752" style:font-style-asian="normal" style:font-weight-asian="normal" style:font-style-complex="normal" style:font-weight-complex="normal"/>
    </style:style>
    <style:style style:name="P62" style:family="paragraph" style:parent-style-name="Text_20_body" style:list-style-name="L15">
      <style:paragraph-properties fo:margin-top="0cm" fo:margin-bottom="0cm" style:contextual-spacing="false"/>
      <style:text-properties fo:font-style="normal" officeooo:paragraph-rsid="0009c752" style:font-style-asian="normal" style:font-style-complex="normal"/>
    </style:style>
    <style:style style:name="P63" style:family="paragraph" style:parent-style-name="Text_20_body" style:list-style-name="L14">
      <style:text-properties fo:font-style="normal" officeooo:rsid="0007d1c1" officeooo:paragraph-rsid="0009c752" style:font-style-asian="normal" style:font-style-complex="normal"/>
    </style:style>
    <style:style style:name="P64" style:family="paragraph" style:parent-style-name="Text_20_body" style:list-style-name="L14">
      <style:paragraph-properties fo:margin-top="0cm" fo:margin-bottom="0cm" style:contextual-spacing="false"/>
      <style:text-properties fo:font-style="normal" officeooo:rsid="0007d1c1" officeooo:paragraph-rsid="0009c752" style:font-style-asian="normal" style:font-style-complex="normal"/>
    </style:style>
    <style:style style:name="P65" style:family="paragraph" style:parent-style-name="Text_20_body" style:list-style-name="L18">
      <style:paragraph-properties fo:margin-top="0cm" fo:margin-bottom="0cm" style:contextual-spacing="false"/>
      <style:text-properties fo:font-style="normal" officeooo:rsid="0007d1c1" officeooo:paragraph-rsid="0009c752" style:font-style-asian="normal" style:font-style-complex="normal"/>
    </style:style>
    <style:style style:name="P66" style:family="paragraph" style:parent-style-name="Text_20_body" style:list-style-name="L16">
      <style:paragraph-properties fo:margin-top="0cm" fo:margin-bottom="0cm" style:contextual-spacing="false"/>
      <style:text-properties fo:font-style="normal" officeooo:paragraph-rsid="0009c752" style:font-style-asian="normal" style:font-style-complex="normal"/>
    </style:style>
    <style:style style:name="P67" style:family="paragraph" style:parent-style-name="Text_20_body" style:list-style-name="L18">
      <style:paragraph-properties fo:margin-top="0cm" fo:margin-bottom="0cm" style:contextual-spacing="false"/>
      <style:text-properties fo:font-style="normal" officeooo:paragraph-rsid="0009c752" style:font-style-asian="normal" style:font-style-complex="normal"/>
    </style:style>
    <style:style style:name="P68" style:family="paragraph" style:parent-style-name="Text_20_body" style:list-style-name="L19">
      <style:paragraph-properties fo:margin-top="0cm" fo:margin-bottom="0cm" style:contextual-spacing="false"/>
      <style:text-properties fo:font-style="normal" officeooo:paragraph-rsid="0009c752" style:font-style-asian="normal" style:font-style-complex="normal"/>
    </style:style>
    <style:style style:name="P69" style:family="paragraph" style:parent-style-name="Text_20_body" style:list-style-name="L19">
      <style:paragraph-properties fo:margin-top="0cm" fo:margin-bottom="0cm" style:contextual-spacing="false"/>
      <style:text-properties fo:font-style="normal" officeooo:rsid="0009c752" officeooo:paragraph-rsid="0009c752" style:font-style-asian="normal" style:font-style-complex="normal"/>
    </style:style>
    <style:style style:name="P70" style:family="paragraph" style:parent-style-name="Text_20_body" style:list-style-name="L18">
      <style:paragraph-properties fo:margin-top="0cm" fo:margin-bottom="0cm" style:contextual-spacing="false"/>
      <style:text-properties fo:font-style="normal" officeooo:rsid="0009c752" officeooo:paragraph-rsid="0009c752" style:font-style-asian="normal" style:font-style-complex="normal"/>
    </style:style>
    <style:style style:name="P71" style:family="paragraph" style:parent-style-name="Text_20_body" style:list-style-name="L21">
      <style:text-properties fo:font-style="normal" officeooo:rsid="0007d1c1" officeooo:paragraph-rsid="0009c752" fo:background-color="#ffbf00" style:font-style-asian="normal" style:font-style-complex="normal"/>
    </style:style>
    <style:style style:name="P72" style:family="paragraph" style:parent-style-name="Text_20_body" style:list-style-name="L14">
      <style:text-properties fo:font-style="normal" officeooo:rsid="0009c752" officeooo:paragraph-rsid="0009c752" fo:background-color="#ffbf00" style:font-style-asian="normal" style:font-style-complex="normal"/>
    </style:style>
    <style:style style:name="P73" style:family="paragraph" style:parent-style-name="Text_20_body" style:list-style-name="L20">
      <style:text-properties fo:font-style="normal" officeooo:paragraph-rsid="0009c752" fo:background-color="#ffbf00" style:font-style-asian="normal" style:font-style-complex="normal"/>
    </style:style>
    <style:style style:name="P74" style:family="paragraph" style:parent-style-name="Text_20_body">
      <style:text-properties fo:font-style="normal" officeooo:paragraph-rsid="0009c752" fo:background-color="transparent" style:font-style-asian="normal" style:font-style-complex="normal"/>
    </style:style>
    <style:style style:name="P75" style:family="paragraph" style:parent-style-name="Text_20_body">
      <style:text-properties fo:font-style="normal" officeooo:rsid="0009c752" officeooo:paragraph-rsid="0009c752" fo:background-color="transparent" style:font-style-asian="normal" style:font-style-complex="normal"/>
    </style:style>
    <style:style style:name="P76" style:family="paragraph" style:parent-style-name="Text_20_body" style:list-style-name="L4"/>
    <style:style style:name="P77" style:family="paragraph" style:parent-style-name="Text_20_body" style:list-style-name="L4">
      <style:text-properties officeooo:paragraph-rsid="0009c752"/>
    </style:style>
    <style:style style:name="P78" style:family="paragraph" style:parent-style-name="Text_20_body" style:list-style-name="L8">
      <style:paragraph-properties fo:margin-top="0cm" fo:margin-bottom="0cm" style:contextual-spacing="false"/>
      <style:text-properties officeooo:rsid="0009c752" officeooo:paragraph-rsid="0009c752"/>
    </style:style>
    <style:style style:name="P79" style:family="paragraph" style:parent-style-name="Text_20_body" style:list-style-name="L12">
      <style:text-properties officeooo:rsid="0009c752" officeooo:paragraph-rsid="0009c752"/>
    </style:style>
    <style:style style:name="P80" style:family="paragraph" style:parent-style-name="Text_20_body" style:list-style-name="L23">
      <style:paragraph-properties fo:margin-top="0cm" fo:margin-bottom="0cm" style:contextual-spacing="false"/>
      <style:text-properties officeooo:rsid="0009c752" officeooo:paragraph-rsid="0009c752"/>
    </style:style>
    <style:style style:name="P81" style:family="paragraph" style:parent-style-name="Text_20_body" style:list-style-name="L5"/>
    <style:style style:name="P82" style:family="paragraph" style:parent-style-name="Text_20_body" style:list-style-name="L5">
      <style:paragraph-properties fo:margin-top="0cm" fo:margin-bottom="0cm" style:contextual-spacing="false"/>
    </style:style>
    <style:style style:name="P83" style:family="paragraph" style:parent-style-name="Text_20_body" style:list-style-name="L5">
      <style:paragraph-properties fo:margin-top="0cm" fo:margin-bottom="0cm" style:contextual-spacing="false"/>
      <style:text-properties officeooo:paragraph-rsid="0009c752"/>
    </style:style>
    <style:style style:name="P84" style:family="paragraph" style:parent-style-name="Text_20_body" style:list-style-name="L6">
      <style:paragraph-properties fo:margin-top="0cm" fo:margin-bottom="0cm" style:contextual-spacing="false"/>
    </style:style>
    <style:style style:name="P85" style:family="paragraph" style:parent-style-name="Text_20_body" style:list-style-name="L7">
      <style:paragraph-properties fo:margin-top="0cm" fo:margin-bottom="0cm" style:contextual-spacing="false"/>
    </style:style>
    <style:style style:name="P86" style:family="paragraph" style:parent-style-name="Text_20_body" style:list-style-name="L8"/>
    <style:style style:name="P87" style:family="paragraph" style:parent-style-name="Text_20_body" style:list-style-name="L8">
      <style:text-properties officeooo:paragraph-rsid="0007ec5b"/>
    </style:style>
    <style:style style:name="P88" style:family="paragraph" style:parent-style-name="Text_20_body" style:list-style-name="L8">
      <style:text-properties officeooo:paragraph-rsid="0009c752"/>
    </style:style>
    <style:style style:name="P89" style:family="paragraph" style:parent-style-name="Text_20_body" style:list-style-name="L8">
      <style:paragraph-properties fo:margin-top="0cm" fo:margin-bottom="0cm" style:contextual-spacing="false"/>
      <style:text-properties officeooo:paragraph-rsid="0009c752"/>
    </style:style>
    <style:style style:name="P90" style:family="paragraph" style:parent-style-name="Text_20_body" style:list-style-name="L8">
      <style:paragraph-properties fo:margin-top="0cm" fo:margin-bottom="0cm" style:contextual-spacing="false"/>
    </style:style>
    <style:style style:name="P91" style:family="paragraph" style:parent-style-name="Text_20_body" style:list-style-name="L9">
      <style:text-properties officeooo:paragraph-rsid="0009c752"/>
    </style:style>
    <style:style style:name="P92" style:family="paragraph" style:parent-style-name="Text_20_body" style:list-style-name="L9">
      <style:paragraph-properties fo:margin-top="0cm" fo:margin-bottom="0cm" style:contextual-spacing="false"/>
      <style:text-properties officeooo:paragraph-rsid="0009c752"/>
    </style:style>
    <style:style style:name="P93" style:family="paragraph" style:parent-style-name="Text_20_body" style:list-style-name="L10">
      <style:text-properties officeooo:paragraph-rsid="0009c752"/>
    </style:style>
    <style:style style:name="P94" style:family="paragraph" style:parent-style-name="Text_20_body" style:list-style-name="L11">
      <style:paragraph-properties fo:margin-top="0cm" fo:margin-bottom="0cm" style:contextual-spacing="false"/>
    </style:style>
    <style:style style:name="P95" style:family="paragraph" style:parent-style-name="Text_20_body" style:list-style-name="L11">
      <style:text-properties officeooo:paragraph-rsid="0009c752"/>
    </style:style>
    <style:style style:name="P96" style:family="paragraph" style:parent-style-name="Text_20_body" style:list-style-name="L12">
      <style:text-properties officeooo:paragraph-rsid="0009c752"/>
    </style:style>
    <style:style style:name="P97" style:family="paragraph" style:parent-style-name="Text_20_body" style:list-style-name="L12">
      <style:paragraph-properties fo:margin-top="0cm" fo:margin-bottom="0cm" style:contextual-spacing="false"/>
      <style:text-properties officeooo:paragraph-rsid="0009c752"/>
    </style:style>
    <style:style style:name="P98" style:family="paragraph" style:parent-style-name="Text_20_body" style:list-style-name="L12">
      <style:text-properties officeooo:paragraph-rsid="0009c752" fo:background-color="transparent"/>
    </style:style>
    <style:style style:name="P99" style:family="paragraph" style:parent-style-name="Text_20_body" style:list-style-name="L12">
      <style:text-properties officeooo:rsid="0009c752" officeooo:paragraph-rsid="0009c752" fo:background-color="#ffbf00"/>
    </style:style>
    <style:style style:name="P100" style:family="paragraph" style:parent-style-name="Text_20_body" style:list-style-name="L21">
      <style:text-properties officeooo:rsid="0007d1c1" officeooo:paragraph-rsid="0009c752"/>
    </style:style>
    <style:style style:name="P101" style:family="paragraph" style:parent-style-name="Text_20_body">
      <style:text-properties officeooo:rsid="0007d1c1" officeooo:paragraph-rsid="0009c752"/>
    </style:style>
    <style:style style:name="P102" style:family="paragraph" style:parent-style-name="Text_20_body" style:list-style-name="L14">
      <style:paragraph-properties fo:margin-top="0cm" fo:margin-bottom="0cm" style:contextual-spacing="false"/>
      <style:text-properties officeooo:paragraph-rsid="0009c752"/>
    </style:style>
    <style:style style:name="P103" style:family="paragraph" style:parent-style-name="Text_20_body" style:list-style-name="L17">
      <style:paragraph-properties fo:margin-top="0cm" fo:margin-bottom="0cm" style:contextual-spacing="false"/>
      <style:text-properties officeooo:paragraph-rsid="0009c752"/>
    </style:style>
    <style:style style:name="P104" style:family="paragraph" style:parent-style-name="Text_20_body" style:list-style-name="L20">
      <style:text-properties officeooo:paragraph-rsid="0009c752"/>
    </style:style>
    <style:style style:name="P105" style:family="paragraph" style:parent-style-name="Text_20_body" style:list-style-name="L21">
      <style:text-properties officeooo:paragraph-rsid="0009c752"/>
    </style:style>
    <style:style style:name="P106" style:family="paragraph" style:parent-style-name="Text_20_body">
      <style:text-properties fo:font-size="12pt" fo:font-style="normal" officeooo:paragraph-rsid="0009c752" fo:background-color="transparent" style:font-size-asian="12pt" style:font-style-asian="normal" style:font-size-complex="12pt" style:font-style-complex="normal"/>
    </style:style>
    <style:style style:name="P107" style:family="paragraph" style:parent-style-name="Text_20_body" style:list-style-name="L22"/>
    <style:style style:name="P108" style:family="paragraph" style:parent-style-name="Text_20_body" style:list-style-name="L22">
      <style:text-properties officeooo:paragraph-rsid="0009c752"/>
    </style:style>
    <style:style style:name="P109" style:family="paragraph" style:parent-style-name="Text_20_body" style:list-style-name="L22">
      <style:paragraph-properties fo:margin-top="0cm" fo:margin-bottom="0cm" style:contextual-spacing="false"/>
      <style:text-properties officeooo:paragraph-rsid="0009c752"/>
    </style:style>
    <style:style style:name="P110" style:family="paragraph" style:parent-style-name="Text_20_body" style:list-style-name="L22">
      <style:paragraph-properties fo:margin-top="0cm" fo:margin-bottom="0cm" style:contextual-spacing="false"/>
    </style:style>
    <style:style style:name="P111" style:family="paragraph" style:parent-style-name="Text_20_body" style:list-style-name="L23"/>
    <style:style style:name="P112" style:family="paragraph" style:parent-style-name="Text_20_body" style:list-style-name="L23">
      <style:paragraph-properties fo:margin-top="0cm" fo:margin-bottom="0cm" style:contextual-spacing="false"/>
    </style:style>
    <style:style style:name="P113" style:family="paragraph" style:parent-style-name="Text_20_body" style:list-style-name="L24"/>
    <style:style style:name="P114" style:family="paragraph" style:parent-style-name="Text_20_body" style:list-style-name="L24">
      <style:text-properties officeooo:paragraph-rsid="0009c752"/>
    </style:style>
    <style:style style:name="P115" style:family="paragraph" style:parent-style-name="Text_20_body" style:list-style-name="L24">
      <style:paragraph-properties fo:margin-top="0cm" fo:margin-bottom="0cm" style:contextual-spacing="false"/>
    </style:style>
    <style:style style:name="P116" style:family="paragraph" style:parent-style-name="Text_20_body" style:list-style-name="L25"/>
    <style:style style:name="P117" style:family="paragraph" style:parent-style-name="Text_20_body" style:list-style-name="L26"/>
    <style:style style:name="P118" style:family="paragraph" style:parent-style-name="Text_20_body" style:list-style-name="L26">
      <style:paragraph-properties fo:margin-top="0cm" fo:margin-bottom="0cm" style:contextual-spacing="false"/>
    </style:style>
    <style:style style:name="P119" style:family="paragraph" style:parent-style-name="Text_20_body" style:list-style-name="L26">
      <style:paragraph-properties fo:margin-top="0cm" fo:margin-bottom="0cm" style:contextual-spacing="false"/>
      <style:text-properties officeooo:paragraph-rsid="0009c752"/>
    </style:style>
    <style:style style:name="P120" style:family="paragraph" style:parent-style-name="Text_20_body" style:list-style-name="L26">
      <style:paragraph-properties fo:margin-top="0cm" fo:margin-bottom="0cm" style:contextual-spacing="false"/>
      <style:text-properties fo:font-weight="bold" officeooo:paragraph-rsid="0009c752" style:font-weight-asian="bold" style:font-weight-complex="bold"/>
    </style:style>
    <style:style style:name="P121" style:family="paragraph" style:parent-style-name="Text_20_body" style:list-style-name="L28">
      <style:text-properties fo:font-weight="bold" officeooo:paragraph-rsid="0009c752" style:font-weight-asian="bold" style:font-weight-complex="bold"/>
    </style:style>
    <style:style style:name="P122" style:family="paragraph" style:parent-style-name="Text_20_body">
      <style:text-properties fo:font-weight="bold" officeooo:rsid="0009c752" officeooo:paragraph-rsid="0009c752" fo:background-color="#81d41a" style:font-weight-asian="bold" style:font-weight-complex="bold"/>
    </style:style>
    <style:style style:name="P123" style:family="paragraph" style:parent-style-name="Text_20_body" style:list-style-name="L27">
      <style:text-properties officeooo:paragraph-rsid="0009c752"/>
    </style:style>
    <style:style style:name="P124" style:family="paragraph" style:parent-style-name="Text_20_body" style:list-style-name="L27">
      <style:paragraph-properties fo:margin-top="0cm" fo:margin-bottom="0cm" style:contextual-spacing="false"/>
      <style:text-properties officeooo:paragraph-rsid="0009c752"/>
    </style:style>
    <style:style style:name="P125" style:family="paragraph" style:parent-style-name="Text_20_body" style:list-style-name="L28"/>
    <style:style style:name="P126" style:family="paragraph" style:parent-style-name="Text_20_body" style:list-style-name="L28">
      <style:paragraph-properties fo:margin-top="0cm" fo:margin-bottom="0cm" style:contextual-spacing="false"/>
    </style:style>
    <style:style style:name="P127" style:family="paragraph" style:parent-style-name="Text_20_body" style:list-style-name="L28">
      <style:text-properties officeooo:paragraph-rsid="0009c752"/>
    </style:style>
    <style:style style:name="P128" style:family="paragraph" style:parent-style-name="Text_20_body">
      <style:text-properties style:text-line-through-style="solid" style:text-line-through-type="single" fo:font-style="normal" officeooo:paragraph-rsid="0009c752" fo:background-color="#81d41a" style:font-style-asian="normal" style:font-style-complex="normal"/>
    </style:style>
    <style:style style:name="P129" style:family="paragraph" style:parent-style-name="Text_20_body" style:list-style-name="L4">
      <style:text-properties style:text-line-through-style="solid" style:text-line-through-type="single" officeooo:paragraph-rsid="0009c752"/>
    </style:style>
    <style:style style:name="P130" style:family="paragraph" style:parent-style-name="Text_20_body" style:list-style-name="L4">
      <style:paragraph-properties fo:margin-top="0cm" fo:margin-bottom="0cm" style:contextual-spacing="false"/>
      <style:text-properties style:text-line-through-style="solid" style:text-line-through-type="single"/>
    </style:style>
    <style:style style:name="P131" style:family="paragraph" style:parent-style-name="Text_20_body" style:list-style-name="L4">
      <style:text-properties style:text-line-through-style="solid" style:text-line-through-type="single"/>
    </style:style>
    <style:style style:name="P132" style:family="paragraph" style:parent-style-name="Text_20_body" style:list-style-name="L4">
      <style:paragraph-properties fo:margin-top="0cm" fo:margin-bottom="0cm" style:contextual-spacing="false"/>
      <style:text-properties style:text-line-through-style="solid" style:text-line-through-type="single" officeooo:rsid="0009c752" officeooo:paragraph-rsid="0009c752"/>
    </style:style>
    <style:style style:name="P133" style:family="paragraph" style:parent-style-name="Text_20_body">
      <style:text-properties style:text-line-through-style="solid" style:text-line-through-type="single" officeooo:rsid="0007d1c1" officeooo:paragraph-rsid="0009beb3" fo:background-color="#ffff00"/>
    </style:style>
    <style:style style:name="P134" style:family="paragraph" style:parent-style-name="Text_20_body" style:list-style-name="L22">
      <style:text-properties style:text-line-through-style="solid" style:text-line-through-type="single" officeooo:paragraph-rsid="0009c752"/>
    </style:style>
    <style:style style:name="P135" style:family="paragraph" style:parent-style-name="Text_20_body" style:list-style-name="L22">
      <style:paragraph-properties fo:margin-top="0cm" fo:margin-bottom="0cm" style:contextual-spacing="false"/>
      <style:text-properties style:text-line-through-style="solid" style:text-line-through-type="single" officeooo:paragraph-rsid="0009c752"/>
    </style:style>
    <style:style style:name="P136" style:family="paragraph" style:parent-style-name="Text_20_body" style:list-style-name="L4">
      <style:paragraph-properties fo:margin-top="0cm" fo:margin-bottom="0cm" style:contextual-spacing="false"/>
      <style:text-properties style:text-line-through-style="solid" style:text-line-through-type="single" fo:background-color="transparent"/>
    </style:style>
    <style:style style:name="P137" style:family="paragraph" style:parent-style-name="Text_20_body" style:list-style-name="L4">
      <style:text-properties style:text-line-through-style="solid" style:text-line-through-type="single" officeooo:rsid="0007d1c1" officeooo:paragraph-rsid="0009beb3" fo:background-color="transparent"/>
    </style:style>
    <style:style style:name="P138" style:family="paragraph" style:parent-style-name="Text_20_body">
      <style:text-properties officeooo:paragraph-rsid="0009c752" fo:background-color="#81d41a"/>
    </style:style>
    <style:style style:name="P139" style:family="paragraph" style:parent-style-name="Text_20_body">
      <style:text-properties officeooo:paragraph-rsid="0009c752" fo:background-color="#ff6d6d"/>
    </style:style>
    <style:style style:name="T1" style:family="text">
      <style:text-properties officeooo:rsid="0006d2d5"/>
    </style:style>
    <style:style style:name="T2" style:family="text">
      <style:text-properties fo:background-color="#ffff00" loext:char-shading-value="0"/>
    </style:style>
    <style:style style:name="T3" style:family="text">
      <style:text-properties officeooo:rsid="0007d1c1" fo:background-color="#ffff00" loext:char-shading-value="0"/>
    </style:style>
    <style:style style:name="T4" style:family="text">
      <style:text-properties fo:background-color="#ffff00" loext:char-shading-value="0"/>
    </style:style>
    <style:style style:name="T5" style:family="text">
      <style:text-properties officeooo:rsid="00070a85"/>
    </style:style>
    <style:style style:name="T6" style:family="text">
      <style:text-properties fo:background-color="transparent" loext:char-shading-value="0"/>
    </style:style>
    <style:style style:name="T7" style:family="text">
      <style:text-properties officeooo:rsid="0007d1c1"/>
    </style:style>
    <style:style style:name="T8" style:family="text">
      <style:text-properties fo:font-weight="bold" style:font-weight-asian="bold" style:font-weight-complex="bold"/>
    </style:style>
    <style:style style:name="T9" style:family="text">
      <style:text-properties fo:font-weight="bold" officeooo:rsid="0007d1c1" style:font-weight-asian="bold" style:font-weight-complex="bold"/>
    </style:style>
    <style:style style:name="T10" style:family="text">
      <style:text-properties fo:font-weight="bold" officeooo:rsid="0009c752"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07d1c1" style:font-weight-asian="normal" style:font-weight-complex="normal"/>
    </style:style>
    <style:style style:name="T13" style:family="text">
      <style:text-properties fo:font-weight="normal" officeooo:rsid="0009c752" fo:background-color="transparent" loext:char-shading-value="0" style:font-weight-asian="normal" style:font-weight-complex="normal"/>
    </style:style>
    <style:style style:name="T14" style:family="text">
      <style:text-properties fo:font-weight="normal" officeooo:rsid="0007d1c1" fo:background-color="transparent" loext:char-shading-value="0" style:font-weight-asian="normal" style:font-weight-complex="normal"/>
    </style:style>
    <style:style style:name="T15" style:family="text">
      <style:text-properties fo:font-weight="normal" officeooo:rsid="000afd1d" fo:background-color="#ffbf00" loext:char-shading-value="0" style:font-weight-asian="normal" style:font-weight-complex="normal"/>
    </style:style>
    <style:style style:name="T16" style:family="text">
      <style:text-properties fo:font-style="normal" style:font-style-asian="normal" style:font-style-complex="normal"/>
    </style:style>
    <style:style style:name="T17" style:family="text">
      <style:text-properties fo:font-style="normal" officeooo:rsid="0007d1c1" style:font-style-asian="normal" style:font-style-complex="normal"/>
    </style:style>
    <style:style style:name="T18" style:family="text">
      <style:text-properties fo:font-style="normal" officeooo:rsid="0006d2d5" style:font-style-asian="normal" style:font-style-complex="normal"/>
    </style:style>
    <style:style style:name="T19" style:family="text">
      <style:text-properties fo:font-style="normal" officeooo:rsid="0009c752" style:font-style-asian="normal" style:font-style-complex="normal"/>
    </style:style>
    <style:style style:name="T20" style:family="text">
      <style:text-properties fo:font-style="normal" fo:background-color="transparent" loext:char-shading-value="0" style:font-style-asian="normal" style:font-style-complex="normal"/>
    </style:style>
    <style:style style:name="T21" style:family="text">
      <style:text-properties fo:font-style="normal" officeooo:rsid="0009c752" fo:background-color="transparent" loext:char-shading-value="0" style:font-style-asian="normal" style:font-style-complex="normal"/>
    </style:style>
    <style:style style:name="T22" style:family="text">
      <style:text-properties fo:font-style="normal" officeooo:rsid="0007d1c1" fo:background-color="transparent" loext:char-shading-value="0" style:font-style-asian="normal" style:font-style-complex="normal"/>
    </style:style>
    <style:style style:name="T23" style:family="text">
      <style:text-properties fo:font-style="normal" officeooo:rsid="0007d1c1" fo:background-color="#ffbf00" loext:char-shading-value="0" style:font-style-asian="normal" style:font-style-complex="normal"/>
    </style:style>
    <style:style style:name="T24" style:family="text">
      <style:text-properties fo:font-style="normal" officeooo:rsid="0009c752" fo:background-color="#ffbf00" loext:char-shading-value="0" style:font-style-asian="normal" style:font-style-complex="normal"/>
    </style:style>
    <style:style style:name="T25" style:family="text">
      <style:text-properties fo:font-style="normal" officeooo:rsid="000d60ef" fo:background-color="#ffbf00" loext:char-shading-value="0" style:font-style-asian="normal" style:font-style-complex="normal"/>
    </style:style>
    <style:style style:name="T26" style:family="text">
      <style:text-properties officeooo:rsid="0007ec5b"/>
    </style:style>
    <style:style style:name="T27" style:family="text">
      <style:text-properties officeooo:rsid="0009c752"/>
    </style:style>
    <style:style style:name="T28" style:family="text">
      <style:text-properties fo:background-color="#ffbf00" loext:char-shading-value="0"/>
    </style:style>
    <style:style style:name="T29" style:family="text">
      <style:text-properties officeooo:rsid="0009c752" fo:background-color="#ffbf00" loext:char-shading-value="0"/>
    </style:style>
    <style:style style:name="T30" style:family="text">
      <style:text-properties officeooo:rsid="0007d1c1" fo:background-color="#ffbf00" loext:char-shading-value="0"/>
    </style:style>
    <style:style style:name="T31" style:family="text">
      <style:text-properties officeooo:rsid="000afd1d" fo:background-color="#ffbf00" loext:char-shading-value="0"/>
    </style:style>
    <style:style style:name="T32" style:family="text">
      <style:text-properties officeooo:rsid="000afd1d" fo:background-color="#ffbf00" loext:char-shading-value="0"/>
    </style:style>
    <style:style style:name="T33" style:family="text">
      <style:text-properties officeooo:rsid="000d60ef" fo:background-color="#ffbf00" loext:char-shading-value="0"/>
    </style:style>
    <style:style style:name="T34" style:family="text">
      <style:text-properties officeooo:rsid="000d60ef" fo:background-color="#ffbf00" loext:char-shading-value="0"/>
    </style:style>
    <style:style style:name="T35" style:family="text">
      <style:text-properties fo:font-size="14pt" fo:font-weight="bold" officeooo:rsid="0007d1c1" style:font-size-asian="14pt" style:font-weight-asian="bold" style:font-size-complex="14pt" style:font-weight-complex="bold"/>
    </style:style>
    <style:style style:name="T36" style:family="text">
      <style:text-properties fo:font-size="14pt" fo:font-weight="bold" officeooo:rsid="0009c752" style:font-size-asian="14pt" style:font-weight-asian="bold" style:font-size-complex="14pt" style:font-weight-complex="bold"/>
    </style:style>
    <style:style style:name="T37" style:family="text">
      <style:text-properties fo:font-size="14pt" fo:font-weight="bold" officeooo:rsid="0007d1c1" fo:background-color="#ffff00" loext:char-shading-value="0" style:font-size-asian="14pt" style:font-weight-asian="bold" style:font-size-complex="14pt" style:font-weight-complex="bold"/>
    </style:style>
    <style:style style:name="T38" style:family="text">
      <style:text-properties fo:font-size="14pt" style:font-size-asian="14pt" style:font-size-complex="14pt"/>
    </style:style>
    <style:style style:name="T39" style:family="text">
      <style:text-properties style:text-line-through-style="solid" style:text-line-through-type="single"/>
    </style:style>
    <style:style style:name="T40" style:family="text">
      <style:text-properties style:text-line-through-style="solid" style:text-line-through-type="single" fo:background-color="transparent" loext:char-shading-value="0"/>
    </style:style>
    <style:style style:name="T41" style:family="text">
      <style:text-properties style:text-line-through-style="solid" style:text-line-through-type="single" officeooo:rsid="0007d1c1" fo:background-color="transparent" loext:char-shading-value="0"/>
    </style:style>
    <style:style style:name="T42" style:family="text">
      <style:text-properties style:text-line-through-style="solid" style:text-line-through-type="single" officeooo:rsid="0007d1c1" fo:background-color="transparent" loext:char-shading-value="0"/>
    </style:style>
    <style:style style:name="T43" style:family="text">
      <style:text-properties style:text-line-through-style="solid" style:text-line-through-type="single" fo:background-color="transparent" loext:char-shading-value="0"/>
    </style:style>
    <style:style style:name="T44" style:family="text">
      <style:text-properties style:text-line-through-style="solid" style:text-line-through-type="single" fo:font-weight="normal" officeooo:rsid="0009c752" fo:background-color="transparent" loext:char-shading-value="0" style:font-weight-asian="normal" style:font-weight-complex="normal"/>
    </style:style>
    <style:style style:name="T45" style:family="text">
      <style:text-properties style:text-line-through-style="solid" style:text-line-through-type="single" officeooo:rsid="0007d1c1" fo:background-color="#ffff00" loext:char-shading-value="0"/>
    </style:style>
    <style:style style:name="T46" style:family="text">
      <style:text-properties style:text-line-through-style="solid" style:text-line-through-type="single" fo:font-style="normal" fo:background-color="transparent" loext:char-shading-value="0" style:font-style-asian="normal" style:font-style-complex="normal"/>
    </style:style>
    <style:style style:name="T47" style:family="text">
      <style:text-properties style:text-line-through-style="solid" style:text-line-through-type="single" officeooo:rsid="0007d1c1"/>
    </style:style>
    <style:style style:name="T48" style:family="text">
      <style:text-properties fo:background-color="#81d41a" loext:char-shading-value="0"/>
    </style:style>
    <style:style style:name="T49" style:family="text"/>
    <style:style style:name="T50" style:family="text">
      <style:text-properties officeooo:rsid="000afd1d"/>
    </style:style>
    <style:style style:name="T51" style:family="text">
      <style:text-properties officeooo:rsid="000d60ef"/>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space-before="0.752cm" text:min-label-width="0.499cm"/>
        <style:text-properties style:font-name="OpenSymbol"/>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2"><text:span text:style-name="T38">Introduzione:</text:span></text:p>
      <text:p text:style-name="P15">Il presente progetto illustra lo sviluppo e l'implementazione di un sistema avanzato di controllo qualità per il settore dei cabinet di ricarica, attraverso l'uso di tecnologie di visione artificiale. Con l'obiettivo di migliorare significativamente il processo di ispezione, il sistema è progettato per identificare e classificare con precisione le anomalie estetiche e funzionali, riducendo i costi associati a difetti e ritorni di prodotto e incrementando la soddisfazione dei clienti. Centrali nell'approccio sono l'acquisizione dati ad alta definizione e l'elaborazione avanzata di immagini, che si avvalgono di un'attenta selezione e posizionamento dei sensori video, l'ottimizzazione delle tecniche di cattura e di illuminazione, e l'impiego di algoritmi di machine learning per l'analisi e l'inferenza.</text:p>
      <text:p text:style-name="Text_20_body">Il progetto si articola in diverse fasi, partendo da uno studio preliminare per identificare i requisiti di qualità estetica e analizzare le caratteristiche specifiche dei cabinet di ricarica. Successivamente, la pianificazione del sistema di visione affronta le sfide tecniche relative alla definizione delle specifiche per l'acquisizione delle immagini, alla scelta della tipologia e del numero di sensori e alla valutazione delle opzioni hardware in termini di analisi costo-beneficio.</text:p>
      <text:p text:style-name="Text_20_body">Un aspetto cruciale è l'ottimizzazione del posizionamento dei sensori, che mira a garantire una copertura ottimale e l'acquisizione di dettagli di precisione, mentre la gestione dell'ambiente di cattura richiede strategie sofisticate per mitigare le sorgenti di rumore e garantire condizioni di illuminazione ideali. La progettazione infrastrutturale e l'architettura hardware e software del sistema supportano queste esigenze operative, integrando componenti di alta qualità e configurazioni ottimizzate per il processamento dei dati.</text:p>
      <text:p text:style-name="Text_20_body">L'implementazione del framework Anomalib, adattato ai compiti specifici di classificazione, localizzazione e segmentazione delle anomalie, rappresenta un elemento chiave della strategia di analisi. Questo approccio è supportato dalla scalabilità e adattabilità del modello, che permette al sistema di affrontare vari formati di input e di estendersi a diverse tipologie di prodotti e difetti, grazie anche a diversi approcci di addestramento dei modelli di AI.</text:p>
      <text:p text:style-name="Text_20_body">La procedura operativa delinea i protocolli per la gestione quotidiana del sistema e per l'affronto di casi eccezionali, mentre la manutenzione e l'evoluzione del sistema assicurano la sua durabilità e capacità di miglioramento nel tempo. L'analisi dei risultati e le performance forniscono infine una valutazione oggettiva dell'efficacia del sistema, offrendo spunti per ulteriori miglioramenti.</text:p>
      <text:p text:style-name="Text_20_body">In sintesi, il progetto si propone come una soluzione innovativa e altamente efficace per il controllo qualità nel settore dei cabinet di ricarica, dimostrando l'impatto trasformativo delle tecnologie di visione artificiale e dell'intelligenza artificiale nella produzione industriale. Le prospettive future sono promettenti, con potenziali applicazioni che si estendono oltre il campo specifico dei cabinet di ricarica, apportando miglioramenti qualitativi significativi in diverse aree della manifattura e della produzione.</text:p>
      <text:h text:style-name="P28" text:outline-level="3">Studio Preliminare:</text:h>
      <text:p text:style-name="P15">Nello sviluppo del sistema avanzato di controllo qualità per i cabinet di ricarica, la fase di studio preliminare assume un ruolo fondamentale, in particolare nell'identificazione dei requisiti di qualità estetica. Questa fase si prefigge di stabilire criteri chiari e misurabili che consentano di valutare <text:soft-page-break/>efficacemente le finiture superficiali dei prodotti, assicurando che rispondano a standard di qualità elevati che riflettano le aspettative dei clienti e le esigenze del mercato.</text:p>
      <text:p text:style-name="Text_20_body"><text:span text:style-name="T2">La qualità estetica di un cabinet di ricarica non riguarda soltanto l'aspetto visivo del prodotto, ma incide profondamente sulla percezione del brand e sulla soddisfazione del cliente. Per questo motivo, </text:span>l'identificazione dei requisiti di qualità estetica si basa su un'analisi dettagliata che include:</text:p>
      <text:list text:style-name="L1">
        <text:list-item>
          <text:p text:style-name="P46"><text:span text:style-name="Strong_20_Emphasis">Standard di Finiture Superficiali</text:span>: Vengono definiti parametri specifici per la valutazione delle finiture, inclusi la lisura, il gloss e l'uniformità del colore. Questi standard aiutano a identificare eventuali difetti di produzione che possono compromettere l'aspetto finale del prodotto.</text:p>
        </text:list-item>
        <text:list-item>
          <text:p text:style-name="P46"><text:span text:style-name="Strong_20_Emphasis">Presenza di Graffi e Ammaccature</text:span>: La superficie dei cabinet di ricarica deve essere ispezionata attentamente per individuare graffi, ammaccature o altri segni di danneggiamento meccanico. Questi difetti, spesso risultato di processi produttivi o di movimentazione inadeguati, possono diminuire significativamente il valore percepito del prodotto.</text:p>
        </text:list-item>
        <text:list-item>
          <text:p text:style-name="P46"><text:span text:style-name="Strong_20_Emphasis">Analisi delle Discromie</text:span>: Variazioni di colore o presenza di macchie sono indicatori di anomalie nel processo di verniciatura o nei materiali utilizzati. L'analisi delle discromie è essenziale per garantire che ogni unità prodotta mantenga una coerenza cromatica con gli standard del brand.</text:p>
        </text:list-item>
      </text:list>
      <text:p text:style-name="P12">Per raggiungere questi obiettivi, è necessario adottare un approccio sistematico che includa:</text:p>
      <text:list text:style-name="L2">
        <text:list-item>
          <text:p text:style-name="P48">A<text:span text:style-name="T8">nalisi delle caratteristiche dei cabinet:</text:span> Si esaminano materiali, design e finiture per comprendere come questi fattori influenzino le tecniche di rilevamento delle anomalie e la scelta dei sensori e delle tecnologie di imaging.</text:p>
        </text:list-item>
      </text:list>
      <text:list text:style-name="L3">
        <text:list-item>
          <text:p text:style-name="P57"><text:span text:style-name="Strong_20_Emphasis"><text:span text:style-name="T2">Definizione di Guide Visive e Parametri Misurabili</text:span></text:span><text:span text:style-name="T2">: L'utilizzo di guide visive e la quantificazione dei difetti attraverso parametri misurabili consentono di standardizzare la valutazione della qualità estetica, rendendo l'ispezione più obiettiva e ripetibile.</text:span></text:p>
        </text:list-item>
        <text:list-item>
          <text:p text:style-name="P57"><text:span text:style-name="Strong_20_Emphasis"><text:span text:style-name="T2">Implementazione di Tecnologie di Visione Artificiale</text:span></text:span><text:span text:style-name="T2">: L'impiego di sistemi di visione artificiale equipaggiati con algoritmi avanzati permette di identificare automaticamente difetti estetici con elevata precisione e riproducibilità, superando i limiti delle ispezioni visive tradizionali effettuate manualmente.</text:span></text:p>
        </text:list-item>
        <text:list-item>
          <text:p text:style-name="P57"><text:span text:style-name="Strong_20_Emphasis"><text:span text:style-name="T2">Formazione e Calibrazione Continua</text:span></text:span><text:span text:style-name="T2">: Il personale addetto al controllo qualità deve essere adeguatamente formato per interpretare i risultati forniti dal sistema di visione artificiale, e il sistema stesso deve essere regolarmente calibrato e aggiornato per adattarsi a eventuali variazioni nei materiali o nei processi produttivi.</text:span></text:p>
        </text:list-item>
      </text:list>
      <text:p text:style-name="P6"/>
      <text:p text:style-name="P4"/>
      <text:p text:style-name="P12"><text:span text:style-name="T16"/></text:p>
      <text:p text:style-name="P12"><text:span text:style-name="T16"/></text:p>
      <text:p text:style-name="P138"><text:span text:style-name="T16">------------------------------------------------------------------------------------------------------------------------</text:span></text:p>
      <text:p text:style-name="P138"><text:span text:style-name="T16"/></text:p>
      <text:h text:style-name="P28" text:outline-level="3"><text:soft-page-break/>Bozza semplificata del progetto:</text:h>
      <text:p text:style-name="P40">[Descrizione semplificata delle componenti e delle caratteristiche principali del progetto]</text:p>
      <text:p text:style-name="P34"><text:span text:style-name="T16"/></text:p>
      <text:p text:style-name="P138"><text:span text:style-name="T16"/></text:p>
      <text:p text:style-name="P128">------------------------------------------------------------------------------------------------------------------------</text:p>
      <text:p text:style-name="P37"/>
      <text:p text:style-name="P39">Caratteristiche<text:span text:style-name="T26"> </text:span>di progettazione <text:span text:style-name="T27">delle componenti </text:span><text:span text:style-name="T26">meccaniche/strutturali</text:span>:</text:p>
      <text:p text:style-name="P38"/>
      <text:list text:style-name="L4">
        <text:list-item>
          <text:p text:style-name="P44"><text:span text:style-name="Strong_20_Emphasis"><text:span text:style-name="T40">Struttura Portante</text:span></text:span></text:p>
          <text:list>
            <text:list-item>
              <text:p text:style-name="P77"><text:span text:style-name="Strong_20_Emphasis"><text:span text:style-name="T44">Struttura portante impiegata per l’assemblaggio e la movimentazione del sistema di ispezione.</text:span></text:span></text:p>
            </text:list-item>
            <text:list-item>
              <text:p text:style-name="P129">Materiale resistente alle intemperie e alla corrosione (ad esempio, acciaio inossidabile, alluminio, compositi avanzati)</text:p>
            </text:list-item>
            <text:list-item>
              <text:p text:style-name="P129">Design ergonomico per facilitare l'accesso e la manutenzione</text:p>
              <text:p text:style-name="P130"/>
            </text:list-item>
          </text:list>
        </text:list-item>
        <text:list-item>
          <text:p text:style-name="P76"><text:span text:style-name="Strong_20_Emphasis"><text:span text:style-name="T39">Struttura di Supporto Modulare</text:span></text:span></text:p>
          <text:list>
            <text:list-item>
              <text:p text:style-name="P130">Moduli per assemblaggio della struttura di supporto laterale: design personalizzabile per adattarsi a varie larghezze e profondità</text:p>
            </text:list-item>
            <text:list-item>
              <text:p text:style-name="P132">Moduli impiegati per differenti funzioni, ad esempio:</text:p>
              <text:list>
                <text:list-item>
                  <text:p text:style-name="P132">isolamento del prodotto ispezionato e del sistema di acquisizione dall’ambiente esterno, da eventuali fattori usuranti e fonti di rumore.</text:p>
                </text:list-item>
                <text:list-item>
                  <text:p text:style-name="P132">Predisposizione all’integrazione dei sensori di acquisizione dei dati</text:p>
                </text:list-item>
                <text:list-item>
                  <text:p text:style-name="P132">Predisposizione all’integrazione di eventuali sistemi per il controllo dell’illuminazione ambientale.</text:p>
                </text:list-item>
                <text:list-item>
                  <text:p text:style-name="P132">Predisposizione all’integrazione di eventuali sistemi di alimentazione e raffreddamento</text:p>
                </text:list-item>
                <text:list-item>
                  <text:p text:style-name="P132">Predisposizione all’integrazione di eventuali sistemi di controllo e comunicazione tra le parti</text:p>
                </text:list-item>
              </text:list>
            </text:list-item>
            <text:list-item>
              <text:p text:style-name="P136">Moduli per assemblaggio della struttura superiore: opzioni di configurazione per supportare diversi tipi di coperture e sistemi di ventilazione</text:p>
            </text:list-item>
            <text:list-item>
              <text:p text:style-name="P136">Moduli per il basamento: fornire una base solida, con variazioni per adattarsi a diversi tipi di terreno o pavimentazioni <text:span text:style-name="T27">(nel caso di applicazioni che necessitano ancoraggio al suolo)</text:span></text:p>
            </text:list-item>
            <text:list-item>
              <text:p text:style-name="P130">Connettività tra moduli: sistemi di innesto rapido o viti di sicurezza per un assemblaggio semplice e sicuro</text:p>
            </text:list-item>
          </text:list>
        </text:list-item>
      </text:list>
      <text:p text:style-name="P133"/>
      <text:list text:continue-numbering="true" text:style-name="L4">
        <text:list-item>
          <text:p text:style-name="P76"><text:span text:style-name="Strong_20_Emphasis"><text:span text:style-name="T39">Flessibilità e Adattabilità</text:span></text:span></text:p>
          <text:list>
            <text:list-item>
              <text:p text:style-name="P130">Possibilità di estensione verticale o orizzontale: permettere l'aggiunta di ulteriori sezioni per espandere la struttura base</text:p>
            </text:list-item>
            <text:list-item>
              <text:p text:style-name="P130">Interfaccia uniforme tra moduli: assicurare che tutti i componenti possano essere combinati senza la necessità di adattatori</text:p>
            </text:list-item>
            <text:list-item>
              <text:p text:style-name="P136"><text:soft-page-break/>Adattatori e inserti regolabili: per consentire il montaggio di componenti non standard o di terze parti</text:p>
            </text:list-item>
          </text:list>
          <text:p text:style-name="P137"/>
        </text:list-item>
        <text:list-item>
          <text:p text:style-name="P76"><text:span text:style-name="Strong_20_Emphasis"><text:span text:style-name="T43">Copertura</text:span></text:span></text:p>
          <text:list>
            <text:list-item>
              <text:p text:style-name="P136">Materiali di copertura con proprietà isolanti e riflettenti: minimizzare l'impatto termico interno</text:p>
            </text:list-item>
            <text:list-item>
              <text:p text:style-name="P136">Opzioni per la trasparenza: pannelli trasparenti o semitrasparenti per luce naturale</text:p>
            </text:list-item>
            <text:list-item>
              <text:p text:style-name="P136">Sistema di drenaggio integrato: canali e scarichi per prevenire l'accumulo di acqua</text:p>
            </text:list-item>
          </text:list>
          <text:p text:style-name="P49"><text:span text:style-name="Strong_20_Emphasis"><text:span text:style-name="T42"/></text:span></text:p>
        </text:list-item>
        <text:list-item>
          <text:p text:style-name="P76"><text:span text:style-name="Strong_20_Emphasis"><text:span text:style-name="T43">Meccanismi di Fissaggio e Ancoraggio</text:span></text:span></text:p>
          <text:list>
            <text:list-item>
              <text:p text:style-name="P136">Sistemi di ancoraggio al suolo: per terreni morbidi, duri o irregolari</text:p>
            </text:list-item>
            <text:list-item>
              <text:p text:style-name="P136">Fissaggi a parete: opzioni per l'ancoraggio a strutture esistenti, inclusi edifici o altre costruzioni</text:p>
            </text:list-item>
            <text:list-item>
              <text:p text:style-name="P136">Flessibilità nel fissaggio: supporto per diversi tipi di superficie e materiali</text:p>
            </text:list-item>
          </text:list>
          <text:p text:style-name="P49"><text:span text:style-name="Strong_20_Emphasis"><text:span text:style-name="T45"/></text:span></text:p>
        </text:list-item>
        <text:list-item>
          <text:p text:style-name="P76"><text:span text:style-name="Strong_20_Emphasis"><text:span text:style-name="T39">Meccanismo di Movimentazione</text:span></text:span></text:p>
          <text:list>
            <text:list-item>
              <text:p text:style-name="P130">Guide e carrelli: per il movimento orizzontale o verticale di pannelli o parti della struttura</text:p>
            </text:list-item>
            <text:list-item>
              <text:p text:style-name="P130">Sistemi automatizzati: motorizzazioni per l'apertura/chiusura o l'adattamento della struttura in base alle condizioni ambientali <text:span text:style-name="T27">e alle caratteristiche del prodotto ispezionato</text:span></text:p>
            </text:list-item>
            <text:list-item>
              <text:p text:style-name="P131">Meccanismi manuali: leve, maniglie e sistemi a vite per un controllo manuale preciso</text:p>
            </text:list-item>
          </text:list>
        </text:list-item>
      </text:list>
      <text:p text:style-name="P3"/>
      <text:p text:style-name="P41">Caratteristiche <text:span text:style-name="T27">di </text:span>progettazione <text:span text:style-name="T26">elettr</text:span><text:span text:style-name="T27">otecnica</text:span><text:span text:style-name="T26">/elettronic</text:span><text:span text:style-name="T27">a)</text:span>:</text:p>
      <text:p text:style-name="P3"/>
      <text:list text:style-name="L5">
        <text:list-item>
          <text:p text:style-name="P45"><text:span text:style-name="Strong_20_Emphasis"><text:span text:style-name="T6">Alimentazione</text:span></text:span></text:p>
          <text:list>
            <text:list-item>
              <text:p text:style-name="P82">Sistemi di alimentazione ridondanti: per garantire l'operatività continua in caso di guasto di una linea</text:p>
            </text:list-item>
            <text:list-item>
              <text:p text:style-name="P82">Opzioni di alimentazione versatile: compatibilità con alimentazione da rete, batterie di backup <text:span text:style-name="T2">e soluzioni di energia rinnovabile</text:span></text:p>
            </text:list-item>
            <text:list-item>
              <text:p text:style-name="P52">Gestione intelligente dell'energia: sistemi per ottimizzare il consumo e ridurre l'impatto energetico</text:p>
              <text:p text:style-name="P82"/>
            </text:list-item>
          </text:list>
        </text:list-item>
        <text:list-item>
          <text:p text:style-name="P81"><text:span text:style-name="Strong_20_Emphasis">Sensori di Acquisizione Video</text:span></text:p>
          <text:list>
            <text:list-item>
              <text:p text:style-name="P82">Alta definizione e framerate variabile: per catturare dettagli fini anche in condizioni di movimento</text:p>
            </text:list-item>
            <text:list-item>
              <text:p text:style-name="P82">Sensibilità alla luce bassa: per assicurare prestazioni ottimali in tutte le condizioni di illuminazione</text:p>
            </text:list-item>
            <text:list-item>
              <text:p text:style-name="P82">Campo visivo e zoom: regolabili per adattarsi a diverse esigenze di monitoraggio</text:p>
            </text:list-item>
          </text:list>
        </text:list-item>
      </text:list>
      <text:p text:style-name="P13"><text:span text:style-name="Strong_20_Emphasis"><text:span text:style-name="T3"/></text:span></text:p>
      <text:list xml:id="list21349659765835" text:continue-numbering="true" text:style-name="L5">
        <text:list-item>
          <text:p text:style-name="P81"><text:span text:style-name="Strong_20_Emphasis">Sorgenti di Luce Artificiale</text:span></text:p>
          <text:list>
            <text:list-item>
              <text:p text:style-name="P82"><text:soft-page-break/>Illuminazione LED ad alta efficienza: con variabilità di intensità e colore per simulare condizioni di luce naturali</text:p>
            </text:list-item>
            <text:list-item>
              <text:p text:style-name="P82">Controllo dinamico dell'illuminazione: automatizzato in base alle condizioni ambientali o gestibile manualmente</text:p>
            </text:list-item>
            <text:list-item>
              <text:p text:style-name="P82">Sistemi di illuminazione indiretta: per evitare riflessi e garantire l'uniformità dell'immagine</text:p>
            </text:list-item>
          </text:list>
          <text:p text:style-name="P50"><text:span text:style-name="Strong_20_Emphasis"><text:span text:style-name="T3"/></text:span></text:p>
        </text:list-item>
        <text:list-item>
          <text:p text:style-name="P81"><text:span text:style-name="Strong_20_Emphasis">Unità di Calcolo</text:span></text:p>
          <text:list>
            <text:list-item>
              <text:p text:style-name="P83"><text:span text:style-name="Strong_20_Emphasis">Server/Workstation con GPU Nvidia (compatibile con CUDA)</text:span></text:p>
            </text:list-item>
          </text:list>
        </text:list-item>
      </text:list>
      <text:list text:style-name="L6">
        <text:list-item>
          <text:list>
            <text:list-item>
              <text:list>
                <text:list-item>
                  <text:p text:style-name="P84">Architettura scalabile: supporto per configurazioni multi-GPU per incrementare la potenza di calcolo</text:p>
                </text:list-item>
                <text:list-item>
                  <text:p text:style-name="P84">Sistema di raffreddamento avanzato: per mantenere le prestazioni ottimali anche sotto sforzo</text:p>
                </text:list-item>
              </text:list>
            </text:list-item>
          </text:list>
        </text:list-item>
      </text:list>
      <text:list xml:id="list21349261844335" text:continue-list="list21349659765835" text:style-name="L5">
        <text:list-item>
          <text:list>
            <text:list-item>
              <text:p text:style-name="P82"><text:span text:style-name="Strong_20_Emphasis">Server/Workstation con CPU AMD</text:span></text:p>
            </text:list-item>
          </text:list>
        </text:list-item>
      </text:list>
      <text:list text:style-name="L7">
        <text:list-item>
          <text:list>
            <text:list-item>
              <text:list>
                <text:list-item>
                  <text:p text:style-name="P85">Alta capacità di memoria: RAM espandibile per supportare carichi di lavoro intensivi</text:p>
                </text:list-item>
                <text:list-item>
                  <text:p text:style-name="P85">Velocità di lettura/scrittura SSD: per un accesso rapido ai dati e tempi di risposta ridotti</text:p>
                </text:list-item>
              </text:list>
            </text:list-item>
          </text:list>
        </text:list-item>
      </text:list>
      <text:list text:continue-list="list21349261844335" text:style-name="L5">
        <text:list-item>
          <text:list>
            <text:list-item>
              <text:p text:style-name="P82">Ottimizzazione software: per sfruttare appieno le capacità hardware specifiche</text:p>
            </text:list-item>
            <text:list-item>
              <text:p text:style-name="P33">Requisiti hardware</text:p>
              <text:list>
                <text:list-item>
                  <text:p text:style-name="P32"><text:span text:style-name="T27">S</text:span>erver/workstation dotata di GPU Nvidia (compatibile con CUDA) (Geforce RTX 4090, Tes<text:span text:style-name="T5">l</text:span>a T4, Ax000, Ax00, Hx00) abilitatà all'esecuzione del calcolo <text:span text:style-name="T1">in</text:span> parallelo</text:p>
                </text:list-item>
                <text:list-item>
                  <text:p text:style-name="P32"><text:span text:style-name="T19">S</text:span><text:span text:style-name="T16">erver/workstation dotata di CPU </text:span><text:span text:style-name="T18">AMD </text:span><text:span text:style-name="T16">con multi-core </text:span><text:span text:style-name="T18">compreso tra 16 e 64 core</text:span><text:span text:style-name="T16">, tra </text:span><text:span text:style-name="T18">64</text:span><text:span text:style-name="T16"> e 256 Gb di RAM del tipo ddr4/ddr5, SSD </text:span><text:span text:style-name="T18">tra</text:span><text:span text:style-name="T16"> 1 </text:span><text:span text:style-name="T18">e </text:span><text:span text:style-name="T16">2TB</text:span></text:p>
                </text:list-item>
              </text:list>
            </text:list-item>
          </text:list>
          <text:p text:style-name="P50"><text:span text:style-name="Strong_20_Emphasis"><text:span text:style-name="T3"/></text:span></text:p>
        </text:list-item>
        <text:list-item>
          <text:p text:style-name="P81"><text:span text:style-name="Strong_20_Emphasis">Sistema di Comunicazione tra le Componenti Hardware</text:span></text:p>
          <text:list>
            <text:list-item>
              <text:p text:style-name="P82">Rete ad alta velocità: Ethernet, WiFi, o fibra ottica per una comunicazione senza latenze</text:p>
            </text:list-item>
            <text:list-item>
              <text:p text:style-name="P82">Protocolli di sicurezza: cifratura e autenticazione per proteggere il trasferimento dei dati</text:p>
            </text:list-item>
            <text:list-item>
              <text:p text:style-name="P81">Interfaccia di gestione centralizzata: dashboard per il monitoraggio e la configurazione del sistema</text:p>
            </text:list-item>
          </text:list>
        </text:list-item>
      </text:list>
      <text:p text:style-name="P3"/>
      <text:p text:style-name="P41">Caratteristiche<text:span text:style-name="T26"> </text:span>di progettazione <text:span text:style-name="T27">del </text:span><text:span text:style-name="T26">software</text:span>:</text:p>
      <text:p text:style-name="P3"/>
      <text:list xml:id="list1125337540" text:style-name="L8">
        <text:list-item>
          <text:p text:style-name="P87"><text:span text:style-name="Strong_20_Emphasis"><text:span text:style-name="T6">Compatibilità Software e Framework</text:span></text:span></text:p>
          <text:list>
            <text:list-item>
              <text:p text:style-name="P88"><text:span text:style-name="Strong_20_Emphasis"><text:span text:style-name="T13">Ottimizzato per sistemi operativi Linux Debian (testato su sistemi Ubuntu 20.04/22.04 LTS)</text:span></text:span></text:p>
            </text:list-item>
            <text:list-item>
              <text:p text:style-name="P90">Supporto nativo per framework leader di deep learning come TensorFlow, PyTorch, Keras, e altri, garantendo versatilità nello sviluppo.</text:p>
            </text:list-item>
            <text:list-item>
              <text:p text:style-name="P90">Architettura software modulare che permette facile integrazione di nuovi framework o aggiornamenti.</text:p>
            </text:list-item>
            <text:list-item>
              <text:p text:style-name="P78">Impiego di “Anomalib” come framework principale:</text:p>
            </text:list-item>
          </text:list>
        </text:list-item>
      </text:list>
      <text:list text:style-name="L9">
        <text:list-item>
          <text:list>
            <text:list-item>
              <text:list>
                <text:list-item>
                  <text:p text:style-name="P91"><text:soft-page-break/>Supporto esteso per vari framework di deep learning, incluso PyTorch, con la possibilità di esportare i modelli in formati ONNX e OpenVINO per un'ampia compatibilità e facilità di deployment su diverse piattaforme hardware.</text:p>
                </text:list-item>
                <text:list-item>
                  <text:p text:style-name="P92">Anomalib facilita l'esportazione dei modelli addestrati in formati diversi (PyTorch, ONNX, OpenVINO), offrendo flessibilità nell'implementazione su vari dispositivi e ottimizzando le performance di inferenza.</text:p>
                </text:list-item>
              </text:list>
            </text:list-item>
          </text:list>
        </text:list-item>
      </text:list>
      <text:list xml:id="list21350201466023" text:continue-list="list1125337540" text:style-name="L8">
        <text:list-header>
          <text:p text:style-name="P51"><text:span text:style-name="Strong_20_Emphasis"><text:span text:style-name="T3"/></text:span></text:p>
        </text:list-header>
        <text:list-item>
          <text:p text:style-name="P86"><text:span text:style-name="Strong_20_Emphasis">Ottimizzazione delle Risorse di Calcolo</text:span></text:p>
        </text:list-item>
      </text:list>
      <text:list text:style-name="L10">
        <text:list-item>
          <text:list>
            <text:list-item>
              <text:p text:style-name="P93">Implementazione di metodi di quantizzazione dei pesi e ottimizzazione delle reti neurali per ridurre le esigenze di calcolo e memoria, consentendo un'elaborazione più rapida e efficiente.</text:p>
            </text:list-item>
            <text:list-item>
              <text:p text:style-name="P93">Algoritmi di ottimizzazione adattiva che permettono un uso efficiente della GPU e della CPU, adattando la complessità computazionale alla disponibilità hardware.</text:p>
            </text:list-item>
          </text:list>
        </text:list-item>
      </text:list>
      <text:list text:continue-list="list21350201466023" text:style-name="L8">
        <text:list-item>
          <text:list>
            <text:list-item>
              <text:p text:style-name="P89">Anomalib f ornisce funzionalità per l'esportazione e l'ottimizzazione dei modelli, assicurando che le reti siano adattate per l'uso efficiente su dispositivi con capacità computazionali limitate.</text:p>
            </text:list-item>
            <text:list-item>
              <text:p text:style-name="P88">Anomalib supporta un'ampia gamma di dispositivi per l'inferenza, da CPU a GPU e NPU, grazie alla sua compatibilità con OpenVINO e ONNX, facilitando la scelta di configurazioni hardware basate sui requisiti di progetto e sul budget disponibile.</text:p>
            </text:list-item>
          </text:list>
        </text:list-item>
      </text:list>
      <text:p text:style-name="P13"><text:span text:style-name="Strong_20_Emphasis"><text:span text:style-name="T3"/></text:span></text:p>
      <text:list xml:id="list21349691364839" text:continue-numbering="true" text:style-name="L8">
        <text:list-item>
          <text:p text:style-name="P88"><text:span text:style-name="Strong_20_Emphasis">Adattabilità e Flessibilità di Training</text:span></text:p>
          <text:list>
            <text:list-item>
              <text:p text:style-name="P90">Sviluppo di una logica di addestramento flessibile che supporta vari paradigmi:</text:p>
            </text:list-item>
          </text:list>
        </text:list-item>
      </text:list>
      <text:list text:style-name="L11">
        <text:list-item>
          <text:list>
            <text:list-item>
              <text:list>
                <text:list-item>
                  <text:p text:style-name="P94"><text:span text:style-name="Strong_20_Emphasis">Non Supervisionato</text:span>: Per scenari dove non sono disponibili dati etichettati.</text:p>
                </text:list-item>
                <text:list-item>
                  <text:p text:style-name="P94"><text:span text:style-name="Strong_20_Emphasis">Semisupervisionato</text:span>: Combinando un limitato set di dati etichettati con un ampio volume di dati non etichettati.</text:p>
                </text:list-item>
                <text:list-item>
                  <text:p text:style-name="P94"><text:span text:style-name="Strong_20_Emphasis">Supervisionato</text:span>: Utilizzando set di dati ampiamente etichettati per un training preciso.</text:p>
                </text:list-item>
              </text:list>
            </text:list-item>
            <text:list-item>
              <text:p text:style-name="P95">Anomalib offre supporto per paradigmi di apprendimento diversificati, inclusi l'apprendimento non supervisionato, semi-supervisionato e supervisionato, permettendo agli sviluppatori di selezionare l'approccio più adatto in base alla disponibilità e alla natura dei dati.</text:p>
            </text:list-item>
          </text:list>
        </text:list-item>
      </text:list>
      <text:list text:continue-list="list21349691364839" text:style-name="L8">
        <text:list-item>
          <text:list>
            <text:list-item>
              <text:p text:style-name="P90">Funzionalità di auto-apprendimento per l'adattamento continuo del modello a nuovi tipi di dati o variazioni dei prodotti.</text:p>
            </text:list-item>
          </text:list>
          <text:p text:style-name="P51"><text:span text:style-name="Strong_20_Emphasis"><text:span text:style-name="T3"/></text:span></text:p>
        </text:list-item>
        <text:list-item>
          <text:p text:style-name="P86"><text:span text:style-name="Strong_20_Emphasis"><text:span text:style-name="T4">Generazione e Augmentation dei Dati</text:span></text:span></text:p>
          <text:list>
            <text:list-item>
              <text:p text:style-name="P55">Utilizzo di tecniche avanzate di generazione di dati sintetici, inclusi GAN (Generative Adversarial Networks) e modelli basati sulla fisica, per ampliare i dataset di training senza aumentare i costi di acquisizione dati.</text:p>
            </text:list-item>
            <text:list-item>
              <text:p text:style-name="P55">Sistemi di augmentation dei dati che applicano trasformazioni e perturbazioni variabili, migliorando la robustezza e la generalizzazione del modello. <text:span text:style-name="T33">[Stable Diffusion]</text:span></text:p>
              <text:p text:style-name="P90"/>
            </text:list-item>
          </text:list>
        </text:list-item>
        <text:list-item>
          <text:p text:style-name="P88"><text:soft-page-break/><text:span text:style-name="Strong_20_Emphasis">Valutazione e Metriche di Performance</text:span></text:p>
          <text:list>
            <text:list-item>
              <text:p text:style-name="P88"><text:span text:style-name="Strong_20_Emphasis"><text:span text:style-name="T14">Anomalib incorpora un ampio set di metriche per la valutazione delle prestazioni dei modelli, inclusi AUROC, AUPR, precisione, recall, e F1 score, fornendo agli sviluppatori strumenti completi per monitorare e migliorare l'efficacia dei loro sistemi di rilevamento delle anomalie.</text:span></text:span></text:p>
            </text:list-item>
          </text:list>
        </text:list-item>
        <text:list-item>
          <text:p text:style-name="P86"><text:span text:style-name="Strong_20_Emphasis">Gestione dei Dataset</text:span></text:p>
          <text:list>
            <text:list-item>
              <text:p text:style-name="P90">Strumenti per la gestione efficiente dei dataset, inclusa la catalogazione, la pulizia e l'arricchimento dei dati.</text:p>
            </text:list-item>
            <text:list-item>
              <text:p text:style-name="P90">Protocolli per la valutazione della qualità dei dataset e la selezione dei dati più rilevanti per specifici task di apprendimento.</text:p>
            </text:list-item>
          </text:list>
          <text:p text:style-name="P51"><text:span text:style-name="Strong_20_Emphasis"><text:span text:style-name="T3"/></text:span></text:p>
        </text:list-item>
        <text:list-item>
          <text:p text:style-name="P86"><text:span text:style-name="Strong_20_Emphasis"><text:span text:style-name="T2">Interfaccia Utente e Monitoraggio</text:span></text:span></text:p>
          <text:list>
            <text:list-item>
              <text:p text:style-name="P53">Dashboard intuitiva per la configurazione dei training, il monitoraggio delle performance e l'analisi dei risultati.</text:p>
            </text:list-item>
            <text:list-item>
              <text:p text:style-name="P53">Feedback visivo sul processo di training, inclusi grafici di loss e accuracy, per facilitare l'ottimizzazione dei parametri. <text:span text:style-name="T34">[Visualizzazione stile ‘heatmap’]</text:span></text:p>
              <text:p text:style-name="P90"><text:span text:style-name="Strong_20_Emphasis"><text:span text:style-name="T3"/></text:span></text:p>
            </text:list-item>
          </text:list>
        </text:list-item>
        <text:list-item>
          <text:p text:style-name="P86"><text:span text:style-name="Strong_20_Emphasis"><text:span text:style-name="T2">Sicurezza e Privacy dei Dati</text:span></text:span></text:p>
          <text:list>
            <text:list-item>
              <text:p text:style-name="P53">Implementazione di standard elevati di sicurezza per proteggere i dati sensibili durante l'elaborazione e lo storage.</text:p>
            </text:list-item>
            <text:list-item>
              <text:p text:style-name="P54">Funzionalità di anonimizzazione e pseudonimizzazione per garantire la conformità con le normative sulla privacy.</text:p>
            </text:list-item>
          </text:list>
        </text:list-item>
        <text:list-item>
          <text:p text:style-name="P88"><text:span text:style-name="Strong_20_Emphasis">Deployment Flessibile e Scalabile</text:span></text:p>
          <text:list>
            <text:list-item>
              <text:p text:style-name="P88"><text:span text:style-name="Strong_20_Emphasis"><text:span text:style-name="T11">La documentazione di Anomalib dettaglia vari scenari di deployment, offrendo guide e consigli su come implementare i modelli addestrati su diversi ambienti, da server locali a edge devices, massimizzando l'accessibilità e l'efficienza operativa</text:span></text:span><text:span text:style-name="Strong_20_Emphasis">. </text:span><text:span text:style-name="Strong_20_Emphasis"><text:span text:style-name="T15">[Docker]</text:span></text:span></text:p>
            </text:list-item>
          </text:list>
        </text:list-item>
      </text:list>
      <text:p text:style-name="P11"><text:span text:style-name="T16"/></text:p>
      <text:p text:style-name="P74">------------------------------------------------------------------------------------------------------------------------</text:p>
      <text:p text:style-name="P12"><text:span text:style-name="T16"/></text:p>
      <text:p text:style-name="P41">Acquisizione dei dati (per singola facciata del prodotto):</text:p>
      <text:p text:style-name="P10"/>
      <text:list text:style-name="L12">
        <text:list-item>
          <text:p text:style-name="P96">Definizione del numero di sensori <text:span text:style-name="T27">video </text:span>per l’acquisizione di immagini ad alta definizione (per singola facciata del prodotto).</text:p>
          <text:list>
            <text:list-item>
              <text:p text:style-name="P79">Un maggior numero di sensori impatta sul costo e sulla complessità del sistema di ispezione. <text:span text:style-name="T28">[descrivi criteri impiegati per effettuare tale scelta]</text:span><text:span text:style-name="T30">[</text:span><text:span text:style-name="T28">descrivi l’effetto sui parametri correlati a tale scelta</text:span><text:span text:style-name="T30">]</text:span></text:p>
            </text:list-item>
          </text:list>
        </text:list-item>
        <text:list-item>
          <text:p text:style-name="P96">Definizione della risoluzione <text:span text:style-name="T27">video dei sensori: </text:span><text:span text:style-name="T29">[ipotizza risoluzioni da impiegare][fai calcoli matematici] [dai riferimento a argomenti trattati in seguito]</text:span></text:p>
          <text:list>
            <text:list-item>
              <text:p text:style-name="P96"><text:span text:style-name="T27">Da determinare </text:span>per ottimizzare il rapporto tra la qualità delle predizioni ottenute dai modelli e il costo delle risorse hardware necessarie.</text:p>
            </text:list-item>
            <text:list-item>
              <text:p text:style-name="P79"><text:soft-page-break/>Fissate le condizioni di acquisizione vi è un livello di risoluzione oltre il quale non si osserva un corrispondente incremento dell’accuratezza predittiva dei modelli. Tale limite è determinato dal vincolo imposto sulle dimensioni dei dati di input dei modelli, tipicamente 180x180, 224x224, 256x256.</text:p>
            </text:list-item>
            <text:list-item>
              <text:p text:style-name="P79">Tale limite relativo alla <text:s/>“risoluzione efficace” dei sensori video, oltre che dalle dimensioni di input dei modelli impiegati, è fortemente dipendente dai seguenti parametri di acquisizione:</text:p>
              <text:list>
                <text:list-item>
                  <text:p text:style-name="P79">rapporto tra le dimensioni della superficie ispezionata e la distanza dei sensori video dalla superficie in questione.</text:p>
                </text:list-item>
                <text:list-item>
                  <text:p text:style-name="P56">Se si applicano tecniche di “tassellatura” della superficie ispezionata, scomponendo dunque l’immagine originale in frammenti più piccoli relativi a specifici dettagli della superficie, è possibile sfruttare efficacemente una maggiore risoluzione dei sensori video.</text:p>
                </text:list-item>
              </text:list>
            </text:list-item>
          </text:list>
        </text:list-item>
        <text:list-item>
          <text:p text:style-name="P96">Definizione del posizionamento dei sensori: <text:span text:style-name="T29">[fai riferimento al sistema di ancoraggio dei sensori]</text:span></text:p>
          <text:list>
            <text:list-item>
              <text:p text:style-name="P97">Configurazioni caratterizzate dall'acquisizione di medesimi frammenti di superficie raccolte da differenti prospettive <text:span text:style-name="T29">[spiega vantaggio derivante </text:span><text:span text:style-name="T33">dall’acquisizione effettuata </text:span><text:span text:style-name="T29">da più prospettive]</text:span><text:span text:style-name="T28">.</text:span></text:p>
            </text:list-item>
            <text:list-item>
              <text:p text:style-name="P97">Configurazioni caratterizzate da distanze tra sensori e superficie ispezionata tali da ottimizzare le seguenti grandezze:</text:p>
              <text:list>
                <text:list-item>
                  <text:p text:style-name="P97"><text:span text:style-name="T27">Una minore/maggiore distanza implica: m</text:span>aggiore/minore accuratezza delle predizioni derivante dalla maggiore/minore qualità dell'immagine di input.</text:p>
                </text:list-item>
                <text:list-item>
                  <text:p text:style-name="P97"><text:span text:style-name="T27">Una minore/maggiore distanza implica: <text:s/>m</text:span>aggiore/minore costo di realizzazione e maggiore/minore complessità derivanti dalla necessità di impiegare un maggiore/minore numero di sensori al fine di mappare interamente ed efficacemente la superficie ispezionata.</text:p>
                  <text:p text:style-name="P97"/>
                </text:list-item>
              </text:list>
            </text:list-item>
          </text:list>
        </text:list-item>
        <text:list-item>
          <text:p text:style-name="P98">Sorgenti di rumore e tecniche di <text:span text:style-name="T27">riduzione</text:span>:</text:p>
          <text:list>
            <text:list-item>
              <text:p text:style-name="P79">Sorgenti di rumore: <text:span text:style-name="T28">[scrivi in modo più dettagliato]</text:span></text:p>
            </text:list-item>
            <text:list-item>
              <text:p text:style-name="P97">Rumore derivante dalla luminosità ambientale.</text:p>
            </text:list-item>
            <text:list-item>
              <text:p text:style-name="P97">Rumore derivante da allineamento <text:span text:style-name="T27">impreciso</text:span> <text:span text:style-name="T27">tra sensori video e superficie ispezionata</text:span> (disallineamento).</text:p>
            </text:list-item>
            <text:list-item>
              <text:p text:style-name="P96">Rumore derivante dalla complessità della superficie del prodotto.</text:p>
            </text:list-item>
            <text:list-item>
              <text:p text:style-name="P79">Tecniche di riduzione del rumore:</text:p>
              <text:list>
                <text:list-item>
                  <text:p text:style-name="P99">[accenna le tecniche e rimanda a documenti ove sono trattate nel dettaglio]</text:p>
                </text:list-item>
              </text:list>
            </text:list-item>
          </text:list>
        </text:list-item>
      </text:list>
      <text:p text:style-name="P101"/>
      <text:p text:style-name="P101"/>
      <text:p text:style-name="P101"/>
      <text:p text:style-name="P101"/>
      <text:p text:style-name="P101"><text:soft-page-break/></text:p>
      <text:p text:style-name="P42">Input pre-processing <text:span text:style-name="T7">(per singola facciata del prodotto)</text:span>: </text:p>
      <text:p text:style-name="P5"><text:span text:style-name="T29"/></text:p>
      <text:p text:style-name="P35">[crea delle mappe che descrivono il workflow]</text:p>
      <text:list xml:id="list333368650" text:style-name="L14">
        <text:list-header>
          <text:p text:style-name="P36"/>
        </text:list-header>
        <text:list-item>
          <text:p text:style-name="P60">Acquisizione dei dati grezzi: <text:span text:style-name="T29">[esprimi in termini di framerate di acquisizione, da distinguere dal framerate originale dei sensori] [ragiona in step di acquisizione] [valuta il limite imposto dal tempo necessario per elaborare i dati nel caso di inferenza in streaming </text:span><text:span text:style-name="T33">(collo di bottiglia)</text:span><text:span text:style-name="T29">]</text:span></text:p>
        </text:list-item>
      </text:list>
      <text:list text:style-name="L15">
        <text:list-item>
          <text:list>
            <text:list-item>
              <text:p text:style-name="P62"><text:span text:style-name="T11">Ogni N frame si prelevano le M immagini grezze </text:span><text:span text:style-name="T12">in formato RGB</text:span><text:span text:style-name="T11"> acquisite dagli M sensori.</text:span></text:p>
            </text:list-item>
            <text:list-item>
              <text:p text:style-name="P61">Nella scelta di N si considerano i seguenti fattori:</text:p>
              <text:list>
                <text:list-item>
                  <text:p text:style-name="P61">Un valore di N basso/<text:span text:style-name="T27">alto</text:span> determina una maggiore/<text:span text:style-name="T27">minore</text:span> potenza di calcolo richiesta per completare l’ispezione del prodotto in un dato intervallo di tempo prefissato.</text:p>
                </text:list-item>
                <text:list-item>
                  <text:p text:style-name="P61">Un valore di N basso/<text:span text:style-name="T27">alto</text:span> determina un maggior<text:span text:style-name="T27">e/minore</text:span> numero di predizioni effettuate per un <text:span text:style-name="T27">dato</text:span> tempo di acquisizione fissato, dunque ne consegue una maggiore affidabilità del risultato complessivo dell’ispezione.</text:p>
                  <text:p text:style-name="P61"/>
                </text:list-item>
              </text:list>
            </text:list-item>
          </text:list>
        </text:list-item>
      </text:list>
      <text:list xml:id="list21350537527287" text:continue-list="list333368650" text:style-name="L14">
        <text:list-item>
          <text:p text:style-name="P63">Rilevamento ed estrazione della superficie del prodotto: <text:span text:style-name="T29">[fai riferimento ai possibili modelli da impiegare] [inserisci rappresentazione visiva del processo]</text:span></text:p>
        </text:list-item>
      </text:list>
      <text:list text:style-name="L16">
        <text:list-item>
          <text:list>
            <text:list-item>
              <text:p text:style-name="P66">Ogni immagine grezza è fornita in input a un modello di rilevamento addestrato al rilevamento dei bordi che definiscono la superficie del prodotto. </text:p>
            </text:list-item>
            <text:list-item>
              <text:p text:style-name="P66">Tale modello restituisce le coordinate mediante le quali è possibile estrarre, dall’immagine grezza, la sola superficie da analizzare. </text:p>
            </text:list-item>
            <text:list-item>
              <text:p text:style-name="P66">Si valuta l'errore del modello e il suo impatto sul processo complessivo. <text:span text:style-name="T32">[</text:span><text:span text:style-name="T34">minimizzare i </text:span><text:span text:style-name="T32">punti ciechi]</text:span></text:p>
            </text:list-item>
          </text:list>
        </text:list-item>
      </text:list>
      <text:p text:style-name="P20"/>
      <text:list xml:id="list21350220761470" text:continue-list="list21350537527287" text:style-name="L14">
        <text:list-item>
          <text:p text:style-name="P63">Decomposizione <text:span text:style-name="T27">(tasselaltura)</text:span> della superficie del prodotto in sotto-parti <text:span text:style-name="T27">(tasselli)</text:span>: </text:p>
          <text:p text:style-name="P72">[inserisci rappresentazione visiva del processo]</text:p>
          <text:list>
            <text:list-item>
              <text:p text:style-name="P102"><text:span text:style-name="T16">Ogni immagine della superficie è '</text:span><text:span text:style-name="T19">tassellata</text:span><text:span text:style-name="T16">' in un numero predeterminato </text:span><text:span text:style-name="T19">di </text:span><text:span text:style-name="T16">K</text:span><text:span text:style-name="T17">*</text:span><text:span text:style-name="Emphasis"><text:span text:style-name="T16">L </text:span></text:span><text:span text:style-name="Emphasis"><text:span text:style-name="T19">tasselli unici</text:span></text:span><text:span text:style-name="Emphasis"><text:span text:style-name="T16">. </text:span></text:span></text:p>
            </text:list-item>
            <text:list-item>
              <text:p text:style-name="P102"><text:span text:style-name="Emphasis"><text:span text:style-name="T16">Ogni </text:span></text:span><text:span text:style-name="Emphasis"><text:span text:style-name="T19">tassello</text:span></text:span><text:span text:style-name="Emphasis"><text:span text:style-name="T16"> mira a rappresentare una specifica sotto-parte della superficie del prodotto.</text:span></text:span></text:p>
            </text:list-item>
          </text:list>
        </text:list-item>
      </text:list>
      <text:list text:style-name="L17">
        <text:list-item>
          <text:list>
            <text:list-item>
              <text:p text:style-name="P103"><text:span text:style-name="Emphasis"><text:span text:style-name="T21">Ad ogni frame acquisito si ottengo molteplici immagini, acquisite dai diversi sensori e in diverse prospettive, per ciascun tassello unico. Ipotizzando che ognuno degli M sensori produca un’immagine utile per ciascun tassello, s</text:span></text:span><text:span text:style-name="Emphasis"><text:span text:style-name="T20">i ottengono un totale di M</text:span></text:span><text:span text:style-name="Emphasis"><text:span text:style-name="T22">*</text:span></text:span><text:span text:style-name="T20">K*L tasselli </text:span><text:span text:style-name="T21">(ossia </text:span><text:span text:style-name="Emphasis"><text:span text:style-name="T21">M</text:span></text:span><text:span text:style-name="Emphasis"><text:span text:style-name="T22">*</text:span></text:span><text:span text:style-name="T21">K*L immagini di input)</text:span><text:span text:style-name="T20">. </text:span></text:p>
            </text:list-item>
          </text:list>
        </text:list-item>
      </text:list>
      <text:list text:continue-list="list21350220761470" text:style-name="L14">
        <text:list-item>
          <text:list>
            <text:list-item>
              <text:p text:style-name="P64">Nella scelta del numero K*L di tasselli unici in cui si scompone la superficie si tiene conto dei seguenti fattori:</text:p>
              <text:list>
                <text:list-item>
                  <text:p text:style-name="P64">Un maggior numero K*L di tasselli determina una maggiore risoluzione delle immagini relative alle sotto-parti della superficie, ne consegue un’accuratezza maggiore nelle predizioni effettuate dai modelli.</text:p>
                </text:list-item>
                <text:list-item>
                  <text:p text:style-name="P64"><text:soft-page-break/>Un maggior numero K*L di tasselli determina un maggior numero di inferenze da effettuare per singolo frame acquisito, comportando dunque un maggiore costo computazionale.</text:p>
                  <text:p text:style-name="P64"/>
                </text:list-item>
              </text:list>
            </text:list-item>
          </text:list>
        </text:list-item>
        <text:list-item>
          <text:p text:style-name="P63">Adattamento dei dati alle specifiche di input dei modelli impiegati:</text:p>
        </text:list-item>
      </text:list>
      <text:list xml:id="list3179929104" text:style-name="L18">
        <text:list-item>
          <text:list>
            <text:list-item>
              <text:p text:style-name="P67">Ogni tassello ottenuto subisce un ulteriore processamento in accordo con le caratteristiche di input del modello impiegato per l’inferenza.</text:p>
            </text:list-item>
            <text:list-item>
              <text:p text:style-name="P65">Operazioni comuni di preprocessamento <text:span text:style-name="T27">sono ad esempio</text:span>: </text:p>
            </text:list-item>
          </text:list>
        </text:list-item>
      </text:list>
      <text:list text:style-name="L19">
        <text:list-item>
          <text:list>
            <text:list-item>
              <text:list>
                <text:list-item>
                  <text:p text:style-name="P68"><text:span text:style-name="T7">r</text:span>idimensionamento ad una dimensione fissa <text:span text:style-name="T26">determinata</text:span> dalle specifiche del modello, se non già implementata nello strato di input del modello.</text:p>
                </text:list-item>
                <text:list-item>
                  <text:p text:style-name="P69">Variazione di luminosità e contrasto.</text:p>
                </text:list-item>
              </text:list>
            </text:list-item>
          </text:list>
        </text:list-item>
      </text:list>
      <text:list text:continue-list="list3179929104" text:style-name="L18">
        <text:list-item>
          <text:list>
            <text:list-item>
              <text:list>
                <text:list-item>
                  <text:p text:style-name="P67"><text:span text:style-name="T7">n</text:span>ormalizzazione dei canali RGB nel range (0,1), se non già implementata nello strato di input del modello.</text:p>
                </text:list-item>
                <text:list-item>
                  <text:p text:style-name="P70">Conversione dell’immagine in “scala di grigi”.</text:p>
                </text:list-item>
                <text:list-item>
                  <text:p text:style-name="P70">Estrazione di caratteristiche spettrali.</text:p>
                </text:list-item>
              </text:list>
            </text:list-item>
          </text:list>
        </text:list-item>
      </text:list>
      <text:p text:style-name="P19"/>
      <text:list xml:id="list2621839120" text:style-name="L20">
        <text:list-header>
          <text:p text:style-name="P104"><text:span text:style-name="T23">[</text:span><text:span text:style-name="T24">discuti della possibilità di estrarre altre caratteristiche indirette, quali ad esempio l’istogramma di luminosità </text:span><text:span text:style-name="T25">e lo spettro</text:span><text:span text:style-name="T23">]</text:span></text:p>
        </text:list-header>
      </text:list>
      <text:p text:style-name="P10"/>
      <text:p text:style-name="P10"/>
      <text:p text:style-name="P42">Inferen<text:span text:style-name="T27">za</text:span>: </text:p>
      <text:p text:style-name="P18"/>
      <text:p text:style-name="P35">[spostare dopo/dentro parte progettuale ?] [aggiungere paragrafo a p<text:span text:style-name="T51">a</text:span>rte sul post-processing e sulla visualizzazione ?] [crea delle mappe che descrivono il workflow]</text:p>
      <text:p text:style-name="P14"/>
      <text:list text:style-name="L21">
        <text:list-item>
          <text:p text:style-name="P100">Ad ogni <text:span text:style-name="T27">frame acquisito</text:span> l’inferenza è effettuata in modo indipendente per ciascun tassello di superficie: </text:p>
          <text:list>
            <text:list-item>
              <text:p text:style-name="P100">Ad ogni nuovo frame acquisito vengono raccolte le immagini preprocessate relative ad ognuno dei K*L tasselli <text:span text:style-name="T27">unici </text:span>in cui è stata decomposta la superficie del prodotto.</text:p>
            </text:list-item>
            <text:list-item>
              <text:p text:style-name="P105">Per <text:s/><text:span text:style-name="T7">ciascun</text:span> tassello <text:span text:style-name="T27">unico </text:span>si ottengono diverse immagini provenienti dai diversi sensori impiegati. <text:span text:style-name="T27">Nel caso da noi ipotizzato si fa riferimento ad M immagini generate da ogni frame per ciascun tassello unico.</text:span></text:p>
            </text:list-item>
            <text:list-item>
              <text:p text:style-name="P105">Per <text:span text:style-name="T7">ciascun</text:span> tassello è disponibile un modello ottimizzato per il rilevamento di anomalie sulla specifica sotto-parte rappresentata. <text:span text:style-name="T29">[rimanda a <text:s/>fase di adattamento e configurazione]</text:span></text:p>
            </text:list-item>
            <text:list-item>
              <text:p text:style-name="P105">Per <text:span text:style-name="T7">ciascun</text:span> tassello <text:span text:style-name="T27">unico</text:span> si effettua il rilevamento di anomalie utilizzando il relativo modello, <text:span text:style-name="T7">fornendo in input</text:span> ciascuna delle <text:span text:style-name="T27">M </text:span>immagini acquisite <text:span text:style-name="T7">da differenti prospettive (differenti sensori).</text:span></text:p>
              <text:p text:style-name="P105"/>
            </text:list-item>
          </text:list>
        </text:list-item>
        <text:list-item>
          <text:p text:style-name="P105"><text:span text:style-name="T7">R</text:span>ilevamento <text:span text:style-name="T7">delle anomalie eseguibile in</text:span> diverse modalità <text:span text:style-name="T7">(task)</text:span>, <text:span text:style-name="T7">quali</text:span> classificazione, coordinate bounding-box e maschera di segmentazione:</text:p>
          <text:p text:style-name="P71"><text:soft-page-break/>[<text:span text:style-name="T27">approfondisci e fai riferimento ai task, contestualizza poi nel caso di impiego di anomalib</text:span>] <text:span text:style-name="T27">[mostra esempi visivi di output al variare del task]</text:span></text:p>
        </text:list-item>
        <text:list-item>
          <text:p text:style-name="P100">Predizione complessiva risultante dalla combinazione delle predizioni effettuate in un dato intervallo di tempo T:</text:p>
          <text:list>
            <text:list-item>
              <text:p text:style-name="P105"><text:span text:style-name="T7">Il processo descritto </text:span><text:span text:style-name="T27">al punto 1</text:span><text:span text:style-name="T7"> è iterato nel tempo</text:span> per <text:span text:style-name="T7">ciascun</text:span> <text:span text:style-name="T7">nuovo </text:span>frame acquisito.</text:p>
            </text:list-item>
            <text:list-item>
              <text:p text:style-name="P105">Per <text:span text:style-name="T7">ciascun</text:span> tassello la predizione complessiva è ottenuta <text:s/><text:span text:style-name="T7">dal</text:span>la mediazione, eseguita da un opportuno algoritmo, sulle predizioni effettuate <text:span text:style-name="T7">al variare dei</text:span> diversi frame acquisiti su <text:span text:style-name="T27">una</text:span> finestr<text:span text:style-name="T27">a</text:span> temporal<text:span text:style-name="T27">e</text:span> di ampiezza T.</text:p>
            </text:list-item>
          </text:list>
        </text:list-item>
      </text:list>
      <text:list text:continue-list="list2621839120" text:style-name="L20">
        <text:list-header>
          <text:p text:style-name="P73">[<text:span text:style-name="T27">fai esempi di algoritmi impiegabili per incrociare i risultati</text:span>] <text:span text:style-name="T27">[osserva vantaggi derivanti da una valutazione incrociata]</text:span></text:p>
        </text:list-header>
      </text:list>
      <text:p text:style-name="P106">------------------------------------------------------------------------------------------------------------------------</text:p>
      <text:p text:style-name="P8"><text:span text:style-name="T37"/></text:p>
      <text:p text:style-name="P8"><text:span text:style-name="T35">Installazione/configurazione </text:span><text:span text:style-name="T36">(struttura, elettrotecnica, elettronica)</text:span><text:span text:style-name="T35">:</text:span></text:p>
      <text:p text:style-name="P17"><text:span text:style-name="T9"/></text:p>
      <text:list text:style-name="L22">
        <text:list-item>
          <text:p text:style-name="P108"><text:span text:style-name="Strong_20_Emphasis"><text:span text:style-name="T46">Montaggio della struttura di supporto</text:span></text:span><text:span text:style-name="T46">:</text:span></text:p>
          <text:list>
            <text:list-item>
              <text:p text:style-name="P134">Assemblaggio dei moduli predefiniti seguendo specifiche tecniche che garantiscono stabilità e resistenza alle condizioni operative.</text:p>
            </text:list-item>
          </text:list>
        </text:list-item>
        <text:list-item>
          <text:p text:style-name="P109"><text:span text:style-name="Strong_20_Emphasis"><text:span text:style-name="T39">Montaggio dei moduli di copertura</text:span></text:span><text:span text:style-name="T39">:</text:span></text:p>
          <text:list>
            <text:list-item>
              <text:p text:style-name="P135">Installazione di pannelli con proprietà isolanti e riflettenti per proteggere i componenti interni e minimizzare l'impatto termico.</text:p>
            </text:list-item>
          </text:list>
        </text:list-item>
        <text:list-item>
          <text:p text:style-name="P110"><text:span text:style-name="Strong_20_Emphasis">Posizionamento e calibrazione dei sensori</text:span>:</text:p>
          <text:list>
            <text:list-item>
              <text:p text:style-name="P110">Disposizione strategica dei sensori per ottimizzare la copertura dell'area di ispezione, inclusa la calibrazione per assicurare l'accuratezza dei dati acquisiti.</text:p>
            </text:list-item>
          </text:list>
        </text:list-item>
        <text:list-item>
          <text:p text:style-name="P110"><text:span text:style-name="Strong_20_Emphasis">Dispiegamento di un calcolatore interno per l’aggregazione dei dati acquisiti dai sensori</text:span>:</text:p>
          <text:list>
            <text:list-item>
              <text:p text:style-name="P110"><text:span text:style-name="Strong_20_Emphasis">Hardware a bassa potenza</text:span>: Selezionato per garantire efficienza energetica e capacità di aggregare e filtrare i dati prima della trasmissione al sistema di elaborazione principale.</text:p>
            </text:list-item>
            <text:list-item>
              <text:p text:style-name="P110"><text:span text:style-name="Strong_20_Emphasis">Comunicazione con calcolatore esterno ad elevata potenza</text:span>: Trasferisce i dati filtrati e aggregati per analisi più complesse.</text:p>
            </text:list-item>
          </text:list>
        </text:list-item>
        <text:list-item>
          <text:p text:style-name="P110"><text:span text:style-name="Strong_20_Emphasis">Dispiegamento di un calcolatore esterno ad elevata potenza</text:span>:</text:p>
          <text:list>
            <text:list-item>
              <text:p text:style-name="P110"><text:span text:style-name="Strong_20_Emphasis">Server/Workstation</text:span>: Equipaggiato con componenti high-end (es. GPU Nvidia compatibili con CUDA) per eseguire processi di preprocessamento e inferenza intensivi, oltre all'esecuzione di modelli di machine learning.</text:p>
            </text:list-item>
          </text:list>
        </text:list-item>
        <text:list-item>
          <text:p text:style-name="P110"><text:span text:style-name="Strong_20_Emphasis">Integrazione di componenti ausiliari</text:span>:</text:p>
          <text:list>
            <text:list-item>
              <text:p text:style-name="P110">Inclusione di sistemi di alimentazione ridondanti, soluzioni di raffreddamento avanzate, e sistemi per il trasporto della struttura per facilitare la manutenzione e l'accesso.</text:p>
            </text:list-item>
          </text:list>
        </text:list-item>
        <text:list-item>
          <text:p text:style-name="P110"><text:span text:style-name="Strong_20_Emphasis">Cavi di connessione per la comunicazione tra sensori ed elaboratore interno</text:span>:</text:p>
          <text:list>
            <text:list-item>
              <text:p text:style-name="P110">Implementazione di soluzioni cablate ad alta velocità per garantire la trasmissione dei dati senza latenze.</text:p>
            </text:list-item>
          </text:list>
        </text:list-item>
        <text:list-item>
          <text:p text:style-name="P110"><text:span text:style-name="Strong_20_Emphasis">Sviluppo del network locale/pubblico per la comunicazione tra elaboratore interno ed esterno</text:span>:</text:p>
          <text:list>
            <text:list-item>
              <text:p text:style-name="P107"><text:soft-page-break/>Configurazione di reti sicure per la trasmissione dei dati, utilizzando protocolli di sicurezza avanzati per proteggere le informazioni sensibili.</text:p>
            </text:list-item>
          </text:list>
        </text:list-item>
      </text:list>
      <text:p text:style-name="P21"/>
      <text:p text:style-name="P21"/>
      <text:p text:style-name="P21"/>
      <text:p text:style-name="P17"><text:span text:style-name="T10">Procedura di i</text:span><text:span text:style-name="T8">nstallazione/configurazione </text:span><text:span text:style-name="T10">(software)</text:span><text:span text:style-name="T8">:</text:span></text:p>
      <text:p text:style-name="P8"><text:span text:style-name="T8"/></text:p>
      <text:list text:style-name="L23">
        <text:list-item>
          <text:p text:style-name="P58"><text:span text:style-name="Strong_20_Emphasis"><text:span text:style-name="T6">Configurazione dei sistemi operativi</text:span></text:span><text:span text:style-name="T6">:</text:span></text:p>
          <text:list>
            <text:list-item>
              <text:p text:style-name="P112">Installazione e ottimizzazione di sistemi operativi compatibili (es. Linux Debian) per garantire la massima efficienza e stabilità operativa.</text:p>
            </text:list-item>
            <text:list-item>
              <text:p text:style-name="P80">Installazione di driver e librerie necessarie per l’abilitazione del calcolo accelerato mediante GPU <text:span text:style-name="T28">[vedere riferimenti online per librerie CUDA e driver NVIDIA].</text:span></text:p>
            </text:list-item>
          </text:list>
        </text:list-item>
        <text:list-item>
          <text:p text:style-name="P112"><text:span text:style-name="Strong_20_Emphasis">Configurazione del framework Anomalib</text:span>:</text:p>
          <text:list>
            <text:list-item>
              <text:p text:style-name="P80"><text:span text:style-name="T8">Installazione del framework e delle relative dipendenze:</text:span> <text:span text:style-name="T28">[fare riferimento alla documentazione online]</text:span></text:p>
            </text:list-item>
            <text:list-item>
              <text:p text:style-name="P112"><text:span text:style-name="Strong_20_Emphasis">Selezione della tipologia di task da eseguire</text:span>: Definizione dei task specifici (es. classificazione, rilevamento bounding-box, segmentazione) in base alle esigenze del progetto.</text:p>
            </text:list-item>
            <text:list-item>
              <text:p text:style-name="P112"><text:span text:style-name="Strong_20_Emphasis">Selezione dei modelli</text:span>: Scelta dei modelli di deep learning ottimizzati per l'inferenza su hardware specifico, considerando la potenza computazionale disponibile.</text:p>
            </text:list-item>
            <text:list-item>
              <text:p text:style-name="P112"><text:span text:style-name="Strong_20_Emphasis">Adattamento alla potenza dell’hardware impiegato</text:span>: Configurazione del software per sfruttare al meglio le capacità dell'hardware, inclusa la possibilità di scalare su più unità di elaborazione.</text:p>
            </text:list-item>
          </text:list>
        </text:list-item>
        <text:list-item>
          <text:p text:style-name="P112"><text:span text:style-name="Strong_20_Emphasis">Configurazione della dashboard per la visualizzazione dei risultati, l’esecuzione del training ed il monitoraggio del sistema</text:span>:</text:p>
          <text:list>
            <text:list-item>
              <text:p text:style-name="P112">Implementazione di interfacce utente intuitive per la gestione e il monitoraggio del sistema, inclusa la visualizzazione in tempo reale dei risultati di inferenza e l'accesso ai controlli per il training e il fine-tuning dei modelli.</text:p>
            </text:list-item>
          </text:list>
        </text:list-item>
        <text:list-item>
          <text:p text:style-name="P112"><text:span text:style-name="Strong_20_Emphasis">Adattamento alle caratteristiche del prodotto (training, fine-tuning)</text:span>:</text:p>
          <text:list>
            <text:list-item>
              <text:p text:style-name="P111">Utilizzo di tecniche di apprendimento supervisionato, semi-supervisionato o non supervisionato per addestrare i modelli sulle specificità dei prodotti ispezionati, inclusa la possibilità di aggiornare i modelli in base a nuove tipologie di prodotti o variazioni nel tempo. <text:span text:style-name="T29">[Descrivi nel dettaglio la procedura]</text:span></text:p>
            </text:list-item>
          </text:list>
        </text:list-item>
      </text:list>
      <text:p text:style-name="P74">------------------------------------------------------------------------------------------------------------------------</text:p>
      <text:h text:style-name="P24" text:outline-level="3">Manutenzione:</text:h>
      <text:list text:style-name="L24">
        <text:list-item>
          <text:h text:style-name="P26" text:outline-level="3">Pianificazione della manutenzione:</text:h>
          <text:list>
            <text:list-item>
              <text:p text:style-name="P114">Si stabiliscono programmi di manutenzione ordinaria e straordinaria per garantire la longevità e l'affidabilità del sistema.</text:p>
            </text:list-item>
          </text:list>
        </text:list-item>
        <text:list-item>
          <text:p text:style-name="P115"><text:span text:style-name="Strong_20_Emphasis">Manutenzione Preventiva</text:span>:</text:p>
          <text:list>
            <text:list-item>
              <text:p text:style-name="P115">Pianificazione regolare basata sull'analisi predittiva dei dati operativi per prevenire guasti e ridurre i tempi di inattività.</text:p>
            </text:list-item>
            <text:list-item>
              <text:p text:style-name="P115"><text:soft-page-break/>Ispezione periodica dei componenti hardware (sensori, calcolatori, sistemi di alimentazione) per verificare il loro stato e funzionamento ottimale.</text:p>
            </text:list-item>
          </text:list>
        </text:list-item>
        <text:list-item>
          <text:p text:style-name="P115"><text:span text:style-name="Strong_20_Emphasis">Manutenzione Correttiva</text:span>:</text:p>
          <text:list>
            <text:list-item>
              <text:p text:style-name="P115">Interventi rapidi in caso di malfunzionamenti o guasti identificati tramite sistemi di monitoraggio in tempo reale.</text:p>
            </text:list-item>
            <text:list-item>
              <text:p text:style-name="P115">Utilizzo di log di sistema e report di errore per diagnosticare e risolvere efficacemente le problematiche.</text:p>
            </text:list-item>
          </text:list>
        </text:list-item>
        <text:list-item>
          <text:p text:style-name="P115"><text:span text:style-name="Strong_20_Emphasis">Aggiornamenti e Sostituzioni</text:span>:</text:p>
          <text:list>
            <text:list-item>
              <text:p text:style-name="P115">Programma di aggiornamento per il software e l'hardware, per garantire che il sistema operi con le tecnologie più avanzate e efficienti.</text:p>
            </text:list-item>
            <text:list-item>
              <text:p text:style-name="P113">Valutazione della durata utile dei componenti e sostituzione programmata basata su metriche di performance e affidabilità.</text:p>
            </text:list-item>
          </text:list>
        </text:list-item>
      </text:list>
      <text:list text:style-name="L25">
        <text:list-item>
          <text:list>
            <text:list-header>
              <text:p text:style-name="P116"/>
            </text:list-header>
          </text:list>
        </text:list-item>
      </text:list>
      <text:h text:style-name="P7" text:outline-level="3">Sistemi di Feedback <text:span text:style-name="T27">e Miglioramento Progressivo</text:span>:</text:h>
      <text:p text:style-name="P9"/>
      <text:list text:style-name="L26">
        <text:list-item>
          <text:p text:style-name="P118"><text:span text:style-name="Strong_20_Emphasis">Raccolta Feedback Automatica</text:span>:</text:p>
          <text:list>
            <text:list-item>
              <text:p text:style-name="P118">Implementazione di sensori e software per la raccolta continua di dati operativi, utilizzati per valutare l'efficacia del sistema.</text:p>
            </text:list-item>
            <text:list-item>
              <text:p text:style-name="P118">Analisi dei dati di performance per identificare tendenze, anomalie e aree di miglioramento.</text:p>
            </text:list-item>
          </text:list>
        </text:list-item>
        <text:list-item>
          <text:p text:style-name="P118"><text:span text:style-name="Strong_20_Emphasis">Feedback degli Operatori</text:span>:</text:p>
          <text:list>
            <text:list-item>
              <text:p text:style-name="P118">Canali dedicati per gli operatori di sistema per segnalare problemi, suggerire miglioramenti e condividere osservazioni pratiche.</text:p>
            </text:list-item>
            <text:list-item>
              <text:p text:style-name="P117">Integrazione del feedback umano nel processo di revisione e miglioramento del sistema.</text:p>
            </text:list-item>
          </text:list>
        </text:list-item>
        <text:list-item>
          <text:p text:style-name="P119"><text:span text:style-name="Strong_20_Emphasis">Analisi dei Dati e Ottimizzazione</text:span>:</text:p>
          <text:list>
            <text:list-item>
              <text:p text:style-name="P119">Utilizzo avanzato di tecniche di data analytics e machine learning per analizzare i dati raccolti e identificare opportunità di ottimizzazione.</text:p>
              <text:p text:style-name="P119"/>
            </text:list-item>
          </text:list>
        </text:list-item>
        <text:list-item>
          <text:p text:style-name="P120">Procedimenti per il fine-tuning continuo</text:p>
        </text:list-item>
      </text:list>
      <text:list text:style-name="L27">
        <text:list-item>
          <text:list>
            <text:list-item>
              <text:p text:style-name="P123">Si dettagliano le strategie per l'ottimizzazione continua delle prestazioni del sistema attraverso l'analisi dei dati e il fine-tuning dei modelli di AI.</text:p>
            </text:list-item>
            <text:list-item>
              <text:p text:style-name="P124">Aggiornamento continuo dei modelli di machine learning e algoritmi di inferenza per migliorare l'accuratezza del rilevamento delle anomalie.</text:p>
              <text:p text:style-name="P124"/>
            </text:list-item>
          </text:list>
        </text:list-item>
      </text:list>
      <text:p text:style-name="P75">------------------------------------------------------------------------------------------------------------------------</text:p>
      <text:h text:style-name="P25" text:outline-level="3">Caratteristiche rilevanti e punti di forza:</text:h>
      <text:list text:style-name="L28">
        <text:list-item>
          <text:h text:style-name="P27" text:outline-level="3">Adattabilità a Diversi Contesti Applicativi</text:h>
          <text:list>
            <text:list-item>
              <text:p text:style-name="P125"><text:span text:style-name="Strong_20_Emphasis">Diversi Prodotti</text:span>:</text:p>
              <text:list>
                <text:list-item>
                  <text:p text:style-name="P126">Adattamento alle <text:span text:style-name="Strong_20_Emphasis">forme</text:span> variabili: Capacità di riconoscere e analizzare prodotti con geometrie complesse attraverso algoritmi avanzati di rilevamento e segmentazione.</text:p>
                </text:list-item>
                <text:list-item>
                  <text:p text:style-name="P126"><text:soft-page-break/>Adattamento ai <text:span text:style-name="Strong_20_Emphasis">materiali</text:span> differenti: Utilizzo di sensori multifunzionali e tecniche di elaborazione per gestire riflessività, trasparenza e altre caratteristiche specifiche dei materiali.</text:p>
                </text:list-item>
                <text:list-item>
                  <text:p text:style-name="P126">Adattamento alle <text:span text:style-name="Strong_20_Emphasis">dimensioni</text:span>: Flessibilità nel configurare i sensori e le tecniche di imaging per ispezionare prodotti di varie dimensioni, da microcomponenti a grandi strutture.</text:p>
                </text:list-item>
              </text:list>
            </text:list-item>
            <text:list-item>
              <text:p text:style-name="P125"><text:span text:style-name="Strong_20_Emphasis">Diversi Task</text:span>:</text:p>
              <text:list>
                <text:list-item>
                  <text:p text:style-name="P126"><text:span text:style-name="Strong_20_Emphasis">Classificazione</text:span>: Identificazione delle categorie di prodotto o di anomalie specifiche, utilizzando modelli di deep learning ottimizzati.</text:p>
                </text:list-item>
                <text:list-item>
                  <text:p text:style-name="P126"><text:span text:style-name="Strong_20_Emphasis">BoundingBox</text:span>: Localizzazione delle anomalie con l'indicazione delle aree specifiche attraverso bounding boxes, per un'analisi dettagliata.</text:p>
                </text:list-item>
                <text:list-item>
                  <text:p text:style-name="P126"><text:span text:style-name="Strong_20_Emphasis">Segmentazione</text:span>: Delineazione precisa delle anomalie sul prodotto, per un'analisi qualitativa e quantitativa accurata delle aree interessate.</text:p>
                </text:list-item>
              </text:list>
            </text:list-item>
            <text:list-item>
              <text:p text:style-name="P125"><text:span text:style-name="Strong_20_Emphasis">Diversi Tipi di Input</text:span>:</text:p>
              <text:list>
                <text:list-item>
                  <text:p text:style-name="P126"><text:span text:style-name="Strong_20_Emphasis">Immagini</text:span>: Elaborazione di fotografie ad alta risoluzione per dettagli fini e analisi superficiali.</text:p>
                </text:list-item>
                <text:list-item>
                  <text:p text:style-name="P126"><text:span text:style-name="Strong_20_Emphasis">Video</text:span>: Analisi temporale attraverso sequenze video per identificare anomalie dinamiche o evolutive.</text:p>
                </text:list-item>
                <text:list-item>
                  <text:p text:style-name="P127"><text:span text:style-name="Strong_20_Emphasis">Nuvole di Punti</text:span>: Utilizzo di scanner 3D e LIDAR per la ricostruzione tridimensionale e l'analisi volumetrica dei prodotti.</text:p>
                </text:list-item>
              </text:list>
            </text:list-item>
          </text:list>
        </text:list-item>
        <text:list-item>
          <text:p text:style-name="P121">Integrazione di Tecnologie Avanzate</text:p>
          <text:list>
            <text:list-item>
              <text:list>
                <text:list-item>
                  <text:p text:style-name="P126"><text:span text:style-name="Strong_20_Emphasis">Intelligenza Artificiale e Machine Learning</text:span>: Impiego di reti neurali avanzate e algoritmi di apprendimento automatico per l'adattamento continuo ai nuovi pattern di anomalie.</text:p>
                </text:list-item>
                <text:list-item>
                  <text:p text:style-name="P126"><text:span text:style-name="Strong_20_Emphasis">Sistemi di Visione Artificiale Evoluti</text:span>: Applicazione di tecniche di computer vision per il miglioramento dell'acquisizione e della precisione dell'analisi delle immagini.</text:p>
                </text:list-item>
              </text:list>
            </text:list-item>
          </text:list>
        </text:list-item>
        <text:list-item>
          <text:h text:style-name="P30" text:outline-level="4">Scalabilità e Ottimizzazione delle Risorse</text:h>
          <text:list>
            <text:list-item>
              <text:p text:style-name="P126"><text:span text:style-name="Strong_20_Emphasis">Architettura Modulare</text:span>: Design del sistema che permette l'aggiunta o la rimozione di componenti hardware e software per adattarsi a esigenze in evoluzione.</text:p>
            </text:list-item>
            <text:list-item>
              <text:p text:style-name="P126"><text:span text:style-name="Strong_20_Emphasis">Ottimizzazione delle Risorse di Calcolo</text:span>: Tecniche di quantizzazione e prunning dei modelli di AI per ridurre le esigenze computazionali mantenendo alte prestazioni.</text:p>
            </text:list-item>
            <text:list-item>
              <text:p text:style-name="P125"><text:span text:style-name="Strong_20_Emphasis">Gestione Energetica Efficiente</text:span>: Implementazione di strategie per il risparmio energetico, compresa la selezione di componenti a basso consumo e l'ottimizzazione dei processi di inferenza.</text:p>
            </text:list-item>
          </text:list>
        </text:list-item>
        <text:list-item>
          <text:h text:style-name="P30" text:outline-level="4">Interfaccia e Usabilità</text:h>
          <text:list>
            <text:list-item>
              <text:p text:style-name="P126"><text:span text:style-name="Strong_20_Emphasis">Interfacce Utente Intuitive</text:span>: Sviluppo di dashboard e strumenti di monitoraggio che facilitano l'interpretazione dei dati e la gestione del sistema, rendendolo accessibile anche a personale non specializzato.</text:p>
            </text:list-item>
            <text:list-item>
              <text:p text:style-name="P125"><text:span text:style-name="Strong_20_Emphasis">Feedback e Notifiche Automatiche</text:span>: Sistema di allarmi e notifiche per segnalare in tempo reale anomalie, malfunzionamenti o necessità di manutenzione, migliorando la risposta operativa.</text:p>
            </text:list-item>
          </text:list>
        </text:list-item>
        <text:list-item>
          <text:h text:style-name="P30" text:outline-level="4"><text:soft-page-break/>Sicurezza e Conformità</text:h>
          <text:list>
            <text:list-item>
              <text:p text:style-name="P126"><text:span text:style-name="Strong_20_Emphasis">Protezione dei Dati</text:span>: Implementazione di protocolli di sicurezza avanzati per la crittografia e la protezione dei dati sensibili acquisiti o elaborati.</text:p>
            </text:list-item>
            <text:list-item>
              <text:p text:style-name="P125"><text:span text:style-name="Strong_20_Emphasis">Conformità alle Normative</text:span>: Adesione a standard internazionali di qualità e sicurezza per garantire la conformità del sistema con le normative vigenti in diversi settori industriali.</text:p>
            </text:list-item>
          </text:list>
        </text:list-item>
      </text:list>
      <text:p text:style-name="P22"/>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3"><text:span text:style-name="T9"/></text:p>
      <text:p text:style-name="Standard"/>
      <text:p text:style-name="Standard"/>
      <text:p text:style-name="Standard"/>
      <text:p text:style-name="Standard"/>
      <text:p text:style-name="Standard"/>
      <text:p text:style-name="P1"/>
      <text:p text:style-name="P1"/>
      <text:p text:style-name="P16"><text:s text:c="2"/>- <text:s text:c="3"/></text:p>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Strong_20_Emphasis"/></text:p>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Unicode MS1" style:font-family-complex="'Arial Unicode MS'" style:font-family-generic-complex="system" style:font-pitch-complex="variable" style:font-size-complex="12pt" style:font-weight-complex="bold"/>
    </style:style>
    <style:style style:name="Numbering_20_Symbols" style:display-name="Numbering Symbols" style:family="text">
      <style:text-properties fo:font-weight="normal" style:font-weight-asian="normal" style:font-weight-complex="normal"/>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30T06:39:24.091000000</meta:creation-date>
    <dc:date>2024-07-03T02:13:48.311000000</dc:date>
    <meta:editing-duration>P5DT13H58M11S</meta:editing-duration>
    <meta:editing-cycles>9</meta:editing-cycles>
    <meta:generator>LibreOffice/7.6.1.2$Windows_X86_64 LibreOffice_project/f5defcebd022c5bc36bbb79be232cb6926d8f674</meta:generator>
    <meta:document-statistic meta:table-count="0" meta:image-count="0" meta:object-count="0" meta:page-count="16" meta:paragraph-count="278" meta:word-count="4605" meta:character-count="33617" meta:non-whitespace-character-count="29502"/>
  </office:meta>
</office:document-meta>
</file>